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HCI Poppy" svg:font-family="'HCI Poppy'" style:font-family-generic="roman" style:font-pitch="variable"/>
    <style:font-face style:name="HY신명조" svg:font-family="HY신명조" style:font-family-generic="roman" style:font-pitch="variable"/>
    <style:font-face style:name="HY중고딕" svg:font-family="HY중고딕" style:font-family-generic="roman" style:font-pitch="variable"/>
    <style:font-face style:name="HY헤드라인M" svg:font-family="HY헤드라인M"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바탕" svg:font-family="바탕" style:font-family-generic="roman" style:font-pitch="variable"/>
    <style:font-face style:name="산세리프" svg:font-family="산세리프" style:font-family-generic="roman" style:font-pitch="variable"/>
    <style:font-face style:name="휴먼명조" svg:font-family="휴먼명조"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Y신명조1" svg:font-family="HY신명조" style:font-family-generic="system" style:font-pitch="variable"/>
    <style:font-face style:name="HY중고딕1" svg:font-family="HY중고딕" style:font-family-generic="system" style:font-pitch="variable"/>
    <style:font-face style:name="HY헤드라인M1" svg:font-family="HY헤드라인M" style:font-family-generic="system" style:font-pitch="variable"/>
    <style:font-face style:name="Lucida Sans" svg:font-family="'Lucida Sans'" style:font-family-generic="system" style:font-pitch="variable"/>
    <style:font-face style:name="굴림1" svg:font-family="굴림" style:font-family-generic="system" style:font-pitch="variable"/>
    <style:font-face style:name="맑은 고딕1" svg:font-family="'맑은 고딕'" style:font-family-generic="system" style:font-pitch="variable"/>
    <style:font-face style:name="바탕1" svg:font-family="바탕" style:font-family-generic="system" style:font-pitch="variable"/>
    <style:font-face style:name="휴먼명조1" svg:font-family="휴먼명조" style:font-family-generic="system" style:font-pitch="variable"/>
  </office:font-face-decls>
  <office:automatic-styles>
    <style:style style:name="표1" style:family="table" style:master-page-name="Standard">
      <style:table-properties style:width="16.701cm" fo:margin-left="-0.18cm" fo:margin-top="0cm" fo:margin-bottom="0cm" style:page-number="auto" table:align="left" style:writing-mode="lr-tb"/>
    </style:style>
    <style:style style:name="표1.A" style:family="table-column">
      <style:table-column-properties style:column-width="16.701cm"/>
    </style:style>
    <style:style style:name="표1.1" style:family="table-row">
      <style:table-row-properties style:min-row-height="1.097cm" fo:keep-together="auto"/>
    </style:style>
    <style:style style:name="표1.A1" style:family="table-cell">
      <style:table-cell-properties style:vertical-align="middle" fo:background-color="#ffffff" fo:padding-left="0.18cm" fo:padding-right="0.18cm" fo:padding-top="0.049cm" fo:padding-bottom="0.049cm" fo:border="1.1pt solid #000000">
        <style:background-image/>
      </style:table-cell-properties>
    </style:style>
    <style:style style:name="표2" style:family="table">
      <style:table-properties style:width="16.674cm" fo:margin-left="-0.199cm" fo:margin-top="0cm" fo:margin-bottom="0cm" table:align="left" style:writing-mode="lr-tb"/>
    </style:style>
    <style:style style:name="표2.A" style:family="table-column">
      <style:table-column-properties style:column-width="1.547cm"/>
    </style:style>
    <style:style style:name="표2.B" style:family="table-column">
      <style:table-column-properties style:column-width="0.478cm"/>
    </style:style>
    <style:style style:name="표2.C" style:family="table-column">
      <style:table-column-properties style:column-width="2.429cm"/>
    </style:style>
    <style:style style:name="표2.D" style:family="table-column">
      <style:table-column-properties style:column-width="3.424cm"/>
    </style:style>
    <style:style style:name="표2.E" style:family="table-column">
      <style:table-column-properties style:column-width="1.965cm"/>
    </style:style>
    <style:style style:name="표2.F" style:family="table-column">
      <style:table-column-properties style:column-width="1.6cm"/>
    </style:style>
    <style:style style:name="표2.G" style:family="table-column">
      <style:table-column-properties style:column-width="2.073cm"/>
    </style:style>
    <style:style style:name="표2.H" style:family="table-column">
      <style:table-column-properties style:column-width="0.325cm"/>
    </style:style>
    <style:style style:name="표2.I" style:family="table-column">
      <style:table-column-properties style:column-width="1.266cm"/>
    </style:style>
    <style:style style:name="표2.J" style:family="table-column">
      <style:table-column-properties style:column-width="1.566cm"/>
    </style:style>
    <style:style style:name="표2.1" style:family="table-row">
      <style:table-row-properties style:min-row-height="0.884cm" fo:keep-together="auto"/>
    </style:style>
    <style:style style:name="표2.A1" style:family="table-cell">
      <style:table-cell-properties style:vertical-align="middle" fo:background-color="#e5e5e5" fo:padding="0.199cm" fo:border-left="1.1pt solid #000000" fo:border-right="0.25pt solid #000000" fo:border-top="1.1pt solid #000000" fo:border-bottom="0.25pt solid #000000">
        <style:background-image/>
      </style:table-cell-properties>
    </style:style>
    <style:style style:name="표2.D1" style:family="table-cell">
      <style:table-cell-properties style:vertical-align="middle" fo:padding="0.199cm" fo:border-left="0.25pt solid #000000" fo:border-right="1.1pt solid #000000" fo:border-top="1.1pt solid #000000" fo:border-bottom="0.25pt solid #000000"/>
    </style:style>
    <style:style style:name="표2.2" style:family="table-row">
      <style:table-row-properties style:min-row-height="0.942cm" fo:keep-together="auto"/>
    </style:style>
    <style:style style:name="표2.A2" style:family="table-cell">
      <style:table-cell-properties style:vertical-align="middle" fo:background-color="#e5e5e5" fo:padding="0.199cm" fo:border-left="1.1pt solid #000000" fo:border-right="0.25pt solid #000000" fo:border-top="0.25pt solid #000000" fo:border-bottom="0.25pt solid #000000">
        <style:background-image/>
      </style:table-cell-properties>
    </style:style>
    <style:style style:name="표2.C2" style:family="table-cell">
      <style:table-cell-properties style:vertical-align="middle" fo:background-color="#e5e5e5" fo:padding="0.199cm" fo:border="0.25pt solid #000000">
        <style:background-image/>
      </style:table-cell-properties>
    </style:style>
    <style:style style:name="표2.D2" style:family="table-cell">
      <style:table-cell-properties style:vertical-align="middle" fo:padding="0.199cm" fo:border="0.25pt solid #000000"/>
    </style:style>
    <style:style style:name="표2.H2" style:family="table-cell">
      <style:table-cell-properties style:vertical-align="middle" fo:padding="0.199cm" fo:border-left="0.25pt solid #000000" fo:border-right="1.1pt solid #000000" fo:border-top="0.25pt solid #000000" fo:border-bottom="0.25pt solid #000000"/>
    </style:style>
    <style:style style:name="표2.3" style:family="table-row">
      <style:table-row-properties style:min-row-height="0.924cm" fo:keep-together="auto"/>
    </style:style>
    <style:style style:name="표2.A3" style:family="table-cell">
      <style:table-cell-properties fo:padding="0.199cm" fo:border-left="1.1pt solid #000000" fo:border-right="0.25pt solid #000000" fo:border-top="0.25pt solid #000000" fo:border-bottom="0.25pt solid #000000"/>
    </style:style>
    <style:style style:name="표2.D3" style:family="table-cell">
      <style:table-cell-properties style:vertical-align="middle" fo:padding="0.199cm" fo:border-left="0.25pt solid #000000" fo:border-right="1.1pt solid #000000" fo:border-top="0.25pt solid #000000" fo:border-bottom="0.25pt solid #000000"/>
    </style:style>
    <style:style style:name="표2.D4" style:family="table-cell">
      <style:table-cell-properties style:vertical-align="middle" fo:padding="0.199cm" fo:border="0.25pt solid #000000"/>
    </style:style>
    <style:style style:name="표2.F4" style:family="table-cell">
      <style:table-cell-properties style:vertical-align="middle" fo:padding="0.199cm" fo:border-left="0.25pt solid #000000" fo:border-right="1.1pt solid #000000" fo:border-top="0.25pt solid #000000" fo:border-bottom="0.25pt solid #000000"/>
    </style:style>
    <style:style style:name="표2.A5" style:family="table-cell">
      <style:table-cell-properties fo:padding="0.199cm" fo:border-left="1.1pt solid #000000" fo:border-right="0.25pt solid #000000" fo:border-top="0.25pt solid #000000" fo:border-bottom="0.25pt solid #000000"/>
    </style:style>
    <style:style style:name="표2.D5" style:family="table-cell">
      <style:table-cell-properties style:vertical-align="middle" fo:padding="0.199cm" fo:border="0.25pt solid #000000"/>
    </style:style>
    <style:style style:name="표2.F5" style:family="table-cell">
      <style:table-cell-properties style:vertical-align="middle" fo:padding="0.199cm" fo:border="0.25pt solid #000000"/>
    </style:style>
    <style:style style:name="표2.J5" style:family="table-cell">
      <style:table-cell-properties style:vertical-align="middle" fo:padding="0.199cm" fo:border-left="0.25pt solid #000000" fo:border-right="1.1pt solid #000000" fo:border-top="0.25pt solid #000000" fo:border-bottom="0.25pt solid #000000"/>
    </style:style>
    <style:style style:name="표2.A6" style:family="table-cell">
      <style:table-cell-properties fo:padding="0.199cm" fo:border-left="1.1pt solid #000000" fo:border-right="0.25pt solid #000000" fo:border-top="0.25pt solid #000000" fo:border-bottom="0.25pt solid #000000"/>
    </style:style>
    <style:style style:name="표2.D6" style:family="table-cell">
      <style:table-cell-properties style:vertical-align="middle" fo:padding="0.199cm" fo:border="0.25pt solid #000000"/>
    </style:style>
    <style:style style:name="표2.F6" style:family="table-cell">
      <style:table-cell-properties style:vertical-align="middle" fo:padding="0.199cm" fo:border-left="0.25pt solid #000000" fo:border-right="1.1pt solid #000000" fo:border-top="0.25pt solid #000000" fo:border-bottom="0.25pt solid #000000"/>
    </style:style>
    <style:style style:name="표2.D7" style:family="table-cell">
      <style:table-cell-properties style:vertical-align="middle" fo:padding="0.199cm" fo:border="0.25pt solid #000000"/>
    </style:style>
    <style:style style:name="표2.F7" style:family="table-cell">
      <style:table-cell-properties style:vertical-align="middle" fo:padding="0.199cm" fo:border-left="0.25pt solid #000000" fo:border-right="1.1pt solid #000000" fo:border-top="0.25pt solid #000000" fo:border-bottom="0.25pt solid #000000"/>
    </style:style>
    <style:style style:name="표2.A8" style:family="table-cell">
      <style:table-cell-properties fo:padding="0.199cm" fo:border-left="1.1pt solid #000000" fo:border-right="0.25pt solid #000000" fo:border-top="0.25pt solid #000000" fo:border-bottom="0.25pt solid #000000"/>
    </style:style>
    <style:style style:name="표2.D8" style:family="table-cell">
      <style:table-cell-properties style:vertical-align="middle" fo:padding="0.199cm" fo:border="0.25pt solid #000000"/>
    </style:style>
    <style:style style:name="표2.F8" style:family="table-cell">
      <style:table-cell-properties style:vertical-align="middle" fo:padding="0.199cm" fo:border="0.25pt solid #000000"/>
    </style:style>
    <style:style style:name="표2.J8" style:family="table-cell">
      <style:table-cell-properties style:vertical-align="middle" fo:padding="0.199cm" fo:border-left="0.25pt solid #000000" fo:border-right="1.1pt solid #000000" fo:border-top="0.25pt solid #000000" fo:border-bottom="0.25pt solid #000000"/>
    </style:style>
    <style:style style:name="표2.A9" style:family="table-cell">
      <style:table-cell-properties fo:padding="0.199cm" fo:border-left="1.1pt solid #000000" fo:border-right="0.25pt solid #000000" fo:border-top="0.25pt solid #000000" fo:border-bottom="0.25pt solid #000000"/>
    </style:style>
    <style:style style:name="표2.D9" style:family="table-cell">
      <style:table-cell-properties style:vertical-align="middle" fo:padding="0.199cm" fo:border="0.25pt solid #000000"/>
    </style:style>
    <style:style style:name="표2.F9" style:family="table-cell">
      <style:table-cell-properties style:vertical-align="middle" fo:padding="0.199cm" fo:border-left="0.25pt solid #000000" fo:border-right="1.1pt solid #000000" fo:border-top="0.25pt solid #000000" fo:border-bottom="0.25pt solid #000000"/>
    </style:style>
    <style:style style:name="표2.D10" style:family="table-cell">
      <style:table-cell-properties style:vertical-align="middle" fo:padding="0.199cm" fo:border="0.25pt solid #000000"/>
    </style:style>
    <style:style style:name="표2.F10" style:family="table-cell">
      <style:table-cell-properties style:vertical-align="middle" fo:padding="0.199cm" fo:border-left="0.25pt solid #000000" fo:border-right="1.1pt solid #000000" fo:border-top="0.25pt solid #000000" fo:border-bottom="0.25pt solid #000000"/>
    </style:style>
    <style:style style:name="표2.A11" style:family="table-cell">
      <style:table-cell-properties fo:padding="0.199cm" fo:border-left="1.1pt solid #000000" fo:border-right="0.25pt solid #000000" fo:border-top="0.25pt solid #000000" fo:border-bottom="0.25pt solid #000000"/>
    </style:style>
    <style:style style:name="표2.D11" style:family="table-cell">
      <style:table-cell-properties style:vertical-align="middle" fo:padding="0.199cm" fo:border="0.25pt solid #000000"/>
    </style:style>
    <style:style style:name="표2.F11" style:family="table-cell">
      <style:table-cell-properties style:vertical-align="middle" fo:padding="0.199cm" fo:border="0.25pt solid #000000"/>
    </style:style>
    <style:style style:name="표2.J11" style:family="table-cell">
      <style:table-cell-properties style:vertical-align="middle" fo:padding="0.199cm" fo:border-left="0.25pt solid #000000" fo:border-right="1.1pt solid #000000" fo:border-top="0.25pt solid #000000" fo:border-bottom="0.25pt solid #000000"/>
    </style:style>
    <style:style style:name="표2.A12" style:family="table-cell">
      <style:table-cell-properties fo:padding="0.199cm" fo:border-left="1.1pt solid #000000" fo:border-right="0.25pt solid #000000" fo:border-top="0.25pt solid #000000" fo:border-bottom="0.25pt solid #000000"/>
    </style:style>
    <style:style style:name="표2.D12" style:family="table-cell">
      <style:table-cell-properties style:vertical-align="middle" fo:padding="0.199cm" fo:border="0.25pt solid #000000"/>
    </style:style>
    <style:style style:name="표2.F12" style:family="table-cell">
      <style:table-cell-properties style:vertical-align="middle" fo:padding="0.199cm" fo:border-left="0.25pt solid #000000" fo:border-right="1.1pt solid #000000" fo:border-top="0.25pt solid #000000" fo:border-bottom="0.25pt solid #000000"/>
    </style:style>
    <style:style style:name="표2.D13" style:family="table-cell">
      <style:table-cell-properties style:vertical-align="middle" fo:padding="0.199cm" fo:border="0.25pt solid #000000"/>
    </style:style>
    <style:style style:name="표2.F13" style:family="table-cell">
      <style:table-cell-properties style:vertical-align="middle" fo:padding="0.199cm" fo:border-left="0.25pt solid #000000" fo:border-right="1.1pt solid #000000" fo:border-top="0.25pt solid #000000" fo:border-bottom="0.25pt solid #000000"/>
    </style:style>
    <style:style style:name="표2.A14" style:family="table-cell">
      <style:table-cell-properties fo:padding="0.199cm" fo:border-left="1.1pt solid #000000" fo:border-right="0.25pt solid #000000" fo:border-top="0.25pt solid #000000" fo:border-bottom="0.25pt solid #000000"/>
    </style:style>
    <style:style style:name="표2.D14" style:family="table-cell">
      <style:table-cell-properties style:vertical-align="middle" fo:padding="0.199cm" fo:border="0.25pt solid #000000"/>
    </style:style>
    <style:style style:name="표2.F14" style:family="table-cell">
      <style:table-cell-properties style:vertical-align="middle" fo:padding="0.199cm" fo:border="0.25pt solid #000000"/>
    </style:style>
    <style:style style:name="표2.J14" style:family="table-cell">
      <style:table-cell-properties style:vertical-align="middle" fo:padding="0.199cm" fo:border-left="0.25pt solid #000000" fo:border-right="1.1pt solid #000000" fo:border-top="0.25pt solid #000000" fo:border-bottom="0.25pt solid #000000"/>
    </style:style>
    <style:style style:name="표2.A15" style:family="table-cell">
      <style:table-cell-properties fo:padding="0.199cm" fo:border-left="1.1pt solid #000000" fo:border-right="0.25pt solid #000000" fo:border-top="0.25pt solid #000000" fo:border-bottom="0.25pt solid #000000"/>
    </style:style>
    <style:style style:name="표2.D15" style:family="table-cell">
      <style:table-cell-properties style:vertical-align="middle" fo:padding="0.199cm" fo:border="0.25pt solid #000000"/>
    </style:style>
    <style:style style:name="표2.F15" style:family="table-cell">
      <style:table-cell-properties style:vertical-align="middle" fo:padding="0.199cm" fo:border-left="0.25pt solid #000000" fo:border-right="1.1pt solid #000000" fo:border-top="0.25pt solid #000000" fo:border-bottom="0.25pt solid #000000"/>
    </style:style>
    <style:style style:name="표2.D16" style:family="table-cell">
      <style:table-cell-properties style:vertical-align="middle" fo:padding="0.199cm" fo:border="0.25pt solid #000000"/>
    </style:style>
    <style:style style:name="표2.F16" style:family="table-cell">
      <style:table-cell-properties style:vertical-align="middle" fo:padding="0.199cm" fo:border-left="0.25pt solid #000000" fo:border-right="1.1pt solid #000000" fo:border-top="0.25pt solid #000000" fo:border-bottom="0.25pt solid #000000"/>
    </style:style>
    <style:style style:name="표2.A17" style:family="table-cell">
      <style:table-cell-properties fo:padding="0.199cm" fo:border-left="1.1pt solid #000000" fo:border-right="0.25pt solid #000000" fo:border-top="0.25pt solid #000000" fo:border-bottom="0.25pt solid #000000"/>
    </style:style>
    <style:style style:name="표2.D17" style:family="table-cell">
      <style:table-cell-properties style:vertical-align="middle" fo:padding="0.199cm" fo:border="0.25pt solid #000000"/>
    </style:style>
    <style:style style:name="표2.F17" style:family="table-cell">
      <style:table-cell-properties style:vertical-align="middle" fo:padding="0.199cm" fo:border="0.25pt solid #000000"/>
    </style:style>
    <style:style style:name="표2.J17" style:family="table-cell">
      <style:table-cell-properties style:vertical-align="middle" fo:padding="0.199cm" fo:border-left="0.25pt solid #000000" fo:border-right="1.1pt solid #000000" fo:border-top="0.25pt solid #000000" fo:border-bottom="0.25pt solid #000000"/>
    </style:style>
    <style:style style:name="표2.A18" style:family="table-cell">
      <style:table-cell-properties fo:padding="0.199cm" fo:border-left="1.1pt solid #000000" fo:border-right="0.25pt solid #000000" fo:border-top="0.25pt solid #000000" fo:border-bottom="0.25pt solid #000000"/>
    </style:style>
    <style:style style:name="표2.D18" style:family="table-cell">
      <style:table-cell-properties style:vertical-align="middle" fo:padding="0.199cm" fo:border="0.25pt solid #000000"/>
    </style:style>
    <style:style style:name="표2.F18" style:family="table-cell">
      <style:table-cell-properties style:vertical-align="middle" fo:padding="0.199cm" fo:border-left="0.25pt solid #000000" fo:border-right="1.1pt solid #000000" fo:border-top="0.25pt solid #000000" fo:border-bottom="0.25pt solid #000000"/>
    </style:style>
    <style:style style:name="표2.19" style:family="table-row">
      <style:table-row-properties style:min-row-height="4.584cm" fo:keep-together="auto"/>
    </style:style>
    <style:style style:name="표2.A19" style:family="table-cell">
      <style:table-cell-properties fo:padding="0.199cm" fo:border-left="1.1pt solid #000000" fo:border-right="1.1pt solid #000000" fo:border-top="0.25pt solid #000000" fo:border-bottom="1.1pt solid #000000"/>
    </style:style>
    <style:style style:name="표2.20" style:family="table-row">
      <style:table-row-properties style:min-row-height="1.221cm" fo:keep-together="auto"/>
    </style:style>
    <style:style style:name="표2.A20" style:family="table-cell">
      <style:table-cell-properties style:vertical-align="middle" fo:background-color="#e5e5e5" fo:padding="0.199cm" fo:border="1.1pt solid #000000">
        <style:background-image/>
      </style:table-cell-properties>
    </style:style>
    <style:style style:name="표2.B20" style:family="table-cell">
      <style:table-cell-properties style:vertical-align="middle" fo:padding="0.199cm" fo:border="1.1pt solid #000000"/>
    </style:style>
    <style:style style:name="표2.21" style:family="table-row">
      <style:table-row-properties style:min-row-height="1.173cm" fo:keep-together="auto"/>
    </style:style>
    <style:style style:name="표2.A21" style:family="table-cell">
      <style:table-cell-properties fo:padding="0.199cm" fo:border="1.1pt solid #000000"/>
    </style:style>
    <style:style style:name="표3" style:family="table">
      <style:table-properties style:width="17.501cm" fo:margin-left="-0.18cm" fo:margin-top="0cm" fo:margin-bottom="0cm" table:align="left" style:writing-mode="lr-tb"/>
    </style:style>
    <style:style style:name="표3.A" style:family="table-column">
      <style:table-column-properties style:column-width="17.501cm"/>
    </style:style>
    <style:style style:name="표3.1" style:family="table-row">
      <style:table-row-properties style:min-row-height="1.155cm" fo:keep-together="auto"/>
    </style:style>
    <style:style style:name="표3.A1" style:family="table-cell">
      <style:table-cell-properties style:vertical-align="middle" fo:background-color="#cccccc" fo:padding-left="0.18cm" fo:padding-right="0.18cm" fo:padding-top="0.049cm" fo:padding-bottom="0.049cm" fo:border="1.1pt solid #000000">
        <style:background-image/>
      </style:table-cell-properties>
    </style:style>
    <style:style style:name="표4" style:family="table">
      <style:table-properties style:width="17.408cm" fo:margin-left="-0.18cm" fo:margin-top="0cm" fo:margin-bottom="0cm" table:align="left" style:writing-mode="lr-tb"/>
    </style:style>
    <style:style style:name="표4.A" style:family="table-column">
      <style:table-column-properties style:column-width="3.059cm"/>
    </style:style>
    <style:style style:name="표4.B" style:family="table-column">
      <style:table-column-properties style:column-width="14.349cm"/>
    </style:style>
    <style:style style:name="표4.1" style:family="table-row">
      <style:table-row-properties style:min-row-height="1.051cm" fo:keep-together="auto"/>
    </style:style>
    <style:style style:name="표4.A1" style:family="table-cell">
      <style:table-cell-properties style:vertical-align="middle" fo:background-color="#cccccc" fo:padding-left="0.18cm" fo:padding-right="0.18cm" fo:padding-top="0.049cm" fo:padding-bottom="0.049cm" fo:border-left="1.1pt solid #000000" fo:border-right="0.35pt solid #000000" fo:border-top="1.1pt solid #000000" fo:border-bottom="0.35pt solid #000000">
        <style:background-image/>
      </style:table-cell-properties>
    </style:style>
    <style:style style:name="표4.B1" style:family="table-cell">
      <style:table-cell-properties style:vertical-align="middle" fo:padding-left="0.18cm" fo:padding-right="0.18cm" fo:padding-top="0.049cm" fo:padding-bottom="0.049cm" fo:border-left="0.35pt solid #000000" fo:border-right="1.1pt solid #000000" fo:border-top="1.1pt solid #000000" fo:border-bottom="0.35pt solid #000000"/>
    </style:style>
    <style:style style:name="표4.2" style:family="table-row">
      <style:table-row-properties style:min-row-height="1.69cm" fo:keep-together="auto"/>
    </style:style>
    <style:style style:name="표4.A2" style:family="table-cell">
      <style:table-cell-properties style:vertical-align="middle" fo:background-color="#cccccc" fo:padding-left="0.18cm" fo:padding-right="0.18cm" fo:padding-top="0.049cm" fo:padding-bottom="0.049cm" fo:border-left="1.1pt solid #000000" fo:border-right="0.35pt solid #000000" fo:border-top="0.35pt solid #000000" fo:border-bottom="0.25pt solid #000000">
        <style:background-image/>
      </style:table-cell-properties>
    </style:style>
    <style:style style:name="표4.B2" style:family="table-cell">
      <style:table-cell-properties style:vertical-align="middle" fo:padding-left="0.18cm" fo:padding-right="0.18cm" fo:padding-top="0.049cm" fo:padding-bottom="0.049cm" fo:border-left="0.35pt solid #000000" fo:border-right="1.1pt solid #000000" fo:border-top="0.35pt solid #000000" fo:border-bottom="0.25pt solid #000000"/>
    </style:style>
    <style:style style:name="표5" style:family="table">
      <style:table-properties style:width="17.448cm" fo:margin-left="-0.18cm" fo:margin-top="0cm" fo:margin-bottom="0cm" table:align="left" style:writing-mode="lr-tb"/>
    </style:style>
    <style:style style:name="표5.A" style:family="table-column">
      <style:table-column-properties style:column-width="3.101cm"/>
    </style:style>
    <style:style style:name="표5.B" style:family="table-column">
      <style:table-column-properties style:column-width="14.346cm"/>
    </style:style>
    <style:style style:name="표5.1" style:family="table-row">
      <style:table-row-properties style:min-row-height="0.762cm" fo:keep-together="auto"/>
    </style:style>
    <style:style style:name="표5.A1" style:family="table-cell">
      <style:table-cell-properties style:vertical-align="middle" fo:background-color="#cccccc" style:border-line-width-right="0.065cm 0.065cm 0.065cm" style:border-line-width-bottom="0.048cm 0.048cm 0.048cm" fo:padding-left="0.18cm" fo:padding-right="0.18cm" fo:padding-top="0.049cm" fo:padding-bottom="0.049cm" fo:border-left="1.1pt solid #000000" fo:border-right="5.55pt double #000000" fo:border-top="1.1pt solid #000000" fo:border-bottom="4.05pt double #000000">
        <style:background-image/>
      </style:table-cell-properties>
    </style:style>
    <style:style style:name="표5.B1" style:family="table-cell">
      <style:table-cell-properties style:vertical-align="middle" fo:background-color="#cccccc" style:border-line-width-left="0.065cm 0.065cm 0.065cm" style:border-line-width-bottom="0.048cm 0.048cm 0.048cm" fo:padding-left="0.18cm" fo:padding-right="0.18cm" fo:padding-top="0.049cm" fo:padding-bottom="0.049cm" fo:border-left="5.55pt double #000000" fo:border-right="1.1pt solid #000000" fo:border-top="1.1pt solid #000000" fo:border-bottom="4.05pt double #000000">
        <style:background-image/>
      </style:table-cell-properties>
    </style:style>
    <style:style style:name="표5.2" style:family="table-row">
      <style:table-row-properties style:min-row-height="3.597cm" fo:keep-together="auto"/>
    </style:style>
    <style:style style:name="표5.A2" style:family="table-cell">
      <style:table-cell-properties style:vertical-align="middle" fo:background-color="#cccccc" style:border-line-width-right="0.065cm 0.065cm 0.065cm" style:border-line-width-top="0.048cm 0.048cm 0.048cm" fo:padding-left="0.18cm" fo:padding-right="0.18cm" fo:padding-top="0.049cm" fo:padding-bottom="0.049cm" fo:border-left="1.1pt solid #000000" fo:border-right="5.55pt double #000000" fo:border-top="4.05pt double #000000" fo:border-bottom="0.25pt solid #000000">
        <style:background-image/>
      </style:table-cell-properties>
    </style:style>
    <style:style style:name="표5.B2" style:family="table-cell">
      <style:table-cell-properties style:vertical-align="middle" style:border-line-width-left="0.065cm 0.065cm 0.065cm" style:border-line-width-top="0.048cm 0.048cm 0.048cm" fo:padding-left="0.18cm" fo:padding-right="0.18cm" fo:padding-top="0.049cm" fo:padding-bottom="0.049cm" fo:border-left="5.55pt double #000000" fo:border-right="1.1pt solid #000000" fo:border-top="4.05pt double #000000" fo:border-bottom="0.25pt solid #000000"/>
    </style:style>
    <style:style style:name="표5.A3" style:family="table-cell">
      <style:table-cell-properties style:border-line-width-right="0.065cm 0.065cm 0.065cm" style:border-line-width-top="0.048cm 0.048cm 0.048cm" fo:padding-left="0.18cm" fo:padding-right="0.18cm" fo:padding-top="0.049cm" fo:padding-bottom="0.049cm" fo:border-left="1.1pt solid #000000" fo:border-right="5.55pt double #000000" fo:border-top="4.05pt double #000000" fo:border-bottom="0.25pt solid #000000"/>
    </style:style>
    <style:style style:name="표5.B3" style:family="table-cell">
      <style:table-cell-properties style:vertical-align="middle" style:border-line-width-left="0.065cm 0.065cm 0.065cm" fo:padding-left="0.18cm" fo:padding-right="0.18cm" fo:padding-top="0.049cm" fo:padding-bottom="0.049cm" fo:border-left="5.55pt double #000000" fo:border-right="1.1pt solid #000000" fo:border-top="0.25pt solid #000000" fo:border-bottom="0.25pt solid #000000"/>
    </style:style>
    <style:style style:name="표5.4" style:family="table-row">
      <style:table-row-properties style:min-row-height="5.897cm" fo:keep-together="auto"/>
    </style:style>
    <style:style style:name="표5.A4" style:family="table-cell">
      <style:table-cell-properties style:vertical-align="middle" fo:background-color="#cccccc" style:border-line-width-right="0.065cm 0.065cm 0.065cm" fo:padding-left="0.18cm" fo:padding-right="0.18cm" fo:padding-top="0.049cm" fo:padding-bottom="0.049cm" fo:border-left="1.1pt solid #000000" fo:border-right="5.55pt double #000000" fo:border-top="0.25pt solid #000000" fo:border-bottom="1.1pt solid #000000">
        <style:background-image/>
      </style:table-cell-properties>
    </style:style>
    <style:style style:name="표5.B4" style:family="table-cell">
      <style:table-cell-properties style:vertical-align="middle" style:border-line-width-left="0.065cm 0.065cm 0.065cm" fo:padding-left="0.18cm" fo:padding-right="0.18cm" fo:padding-top="0.049cm" fo:padding-bottom="0.049cm" fo:border-left="5.55pt double #000000" fo:border-right="1.1pt solid #000000" fo:border-top="0.25pt solid #000000" fo:border-bottom="1.1pt solid #000000"/>
    </style:style>
    <style:style style:name="표6" style:family="table">
      <style:table-properties style:width="17.184cm" fo:margin-left="-0.18cm" fo:margin-top="0cm" fo:margin-bottom="0cm" table:align="left" style:writing-mode="lr-tb"/>
    </style:style>
    <style:style style:name="표6.A" style:family="table-column">
      <style:table-column-properties style:column-width="3.101cm"/>
    </style:style>
    <style:style style:name="표6.B" style:family="table-column">
      <style:table-column-properties style:column-width="14.081cm"/>
    </style:style>
    <style:style style:name="표6.1" style:family="table-row">
      <style:table-row-properties style:min-row-height="0.928cm" fo:keep-together="auto"/>
    </style:style>
    <style:style style:name="표6.A1" style:family="table-cell">
      <style:table-cell-properties style:vertical-align="middle" fo:background-color="#cccccc" style:border-line-width-right="0.065cm 0.065cm 0.065cm" fo:padding-left="0.18cm" fo:padding-right="0.18cm" fo:padding-top="0.049cm" fo:padding-bottom="0.049cm" fo:border-left="1.1pt solid #000000" fo:border-right="5.55pt double #000000" fo:border-top="1.1pt solid #000000" fo:border-bottom="0.25pt solid #000000">
        <style:background-image/>
      </style:table-cell-properties>
    </style:style>
    <style:style style:name="표6.B1" style:family="table-cell">
      <style:table-cell-properties style:vertical-align="middle" style:border-line-width-left="0.065cm 0.065cm 0.065cm" fo:padding-left="0.18cm" fo:padding-right="0.18cm" fo:padding-top="0.049cm" fo:padding-bottom="0.049cm" fo:border-left="5.55pt double #000000" fo:border-right="1.1pt solid #000000" fo:border-top="1.1pt solid #000000" fo:border-bottom="0.25pt solid #000000"/>
    </style:style>
    <style:style style:name="표6.2" style:family="table-row">
      <style:table-row-properties style:min-row-height="7.811cm" fo:keep-together="auto"/>
    </style:style>
    <style:style style:name="표6.A2" style:family="table-cell">
      <style:table-cell-properties style:vertical-align="middle" fo:background-color="#cccccc" style:border-line-width-right="0.065cm 0.065cm 0.065cm" fo:padding-left="0.18cm" fo:padding-right="0.18cm" fo:padding-top="0.049cm" fo:padding-bottom="0.049cm" fo:border-left="1.1pt solid #000000" fo:border-right="5.55pt double #000000" fo:border-top="0.25pt solid #000000" fo:border-bottom="0.25pt solid #000000">
        <style:background-image/>
      </style:table-cell-properties>
    </style:style>
    <style:style style:name="표6.B2" style:family="table-cell">
      <style:table-cell-properties style:vertical-align="middle" style:border-line-width-left="0.065cm 0.065cm 0.065cm" fo:padding-left="0.18cm" fo:padding-right="0.18cm" fo:padding-top="0.049cm" fo:padding-bottom="0.049cm" fo:border-left="5.55pt double #000000" fo:border-right="1.1pt solid #000000" fo:border-top="0.25pt solid #000000" fo:border-bottom="0.25pt solid #000000"/>
    </style:style>
    <style:style style:name="표6.3" style:family="table-row">
      <style:table-row-properties style:min-row-height="7.583cm" fo:keep-together="auto"/>
    </style:style>
    <style:style style:name="표6.A3" style:family="table-cell">
      <style:table-cell-properties style:vertical-align="middle" fo:background-color="#cccccc" style:border-line-width-right="0.065cm 0.065cm 0.065cm" fo:padding-left="0.18cm" fo:padding-right="0.18cm" fo:padding-top="0.049cm" fo:padding-bottom="0.049cm" fo:border-left="1.1pt solid #000000" fo:border-right="5.55pt double #000000" fo:border-top="0.25pt solid #000000" fo:border-bottom="1.1pt solid #000000">
        <style:background-image/>
      </style:table-cell-properties>
    </style:style>
    <style:style style:name="표6.B3" style:family="table-cell">
      <style:table-cell-properties style:vertical-align="middle" style:border-line-width-left="0.065cm 0.065cm 0.065cm" fo:padding-left="0.18cm" fo:padding-right="0.18cm" fo:padding-top="0.049cm" fo:padding-bottom="0.049cm" fo:border-left="5.55pt double #000000" fo:border-right="1.1pt solid #000000" fo:border-top="0.25pt solid #000000" fo:border-bottom="0.25pt solid #000000"/>
    </style:style>
    <style:style style:name="표6.4" style:family="table-row">
      <style:table-row-properties style:min-row-height="0.452cm" fo:keep-together="auto"/>
    </style:style>
    <style:style style:name="표6.A4" style:family="table-cell">
      <style:table-cell-properties style:border-line-width-right="0.065cm 0.065cm 0.065cm" fo:padding-left="0.18cm" fo:padding-right="0.18cm" fo:padding-top="0.049cm" fo:padding-bottom="0.049cm" fo:border-left="1.1pt solid #000000" fo:border-right="5.55pt double #000000" fo:border-top="0.25pt solid #000000" fo:border-bottom="1.1pt solid #000000"/>
    </style:style>
    <style:style style:name="표6.B4" style:family="table-cell">
      <style:table-cell-properties style:vertical-align="middle" style:border-line-width-left="0.065cm 0.065cm 0.065cm" fo:padding-left="0.18cm" fo:padding-right="0.18cm" fo:padding-top="0.049cm" fo:padding-bottom="0.049cm" fo:border-left="5.55pt double #000000" fo:border-right="1.1pt solid #000000" fo:border-top="0.25pt solid #000000" fo:border-bottom="1.1pt solid #000000"/>
    </style:style>
    <style:style style:name="표7" style:family="table">
      <style:table-properties style:width="16.898cm" fo:margin-left="-0.049cm" fo:margin-top="0cm" fo:margin-bottom="0cm" table:align="left" style:writing-mode="lr-tb"/>
    </style:style>
    <style:style style:name="표7.A" style:family="table-column">
      <style:table-column-properties style:column-width="16.898cm"/>
    </style:style>
    <style:style style:name="표7.1" style:family="table-row">
      <style:table-row-properties style:min-row-height="0.945cm" fo:keep-together="auto"/>
    </style:style>
    <style:style style:name="표7.A1" style:family="table-cell">
      <style:table-cell-properties style:vertical-align="middle" fo:padding="0.049cm" fo:border="0.25pt dotted #000000"/>
    </style:style>
    <style:style style:name="표8" style:family="table">
      <style:table-properties style:width="16.893cm" fo:margin-left="-0.18cm" fo:margin-top="0cm" fo:margin-bottom="0cm" table:align="left" style:writing-mode="lr-tb"/>
    </style:style>
    <style:style style:name="표8.A" style:family="table-column">
      <style:table-column-properties style:column-width="1.898cm"/>
    </style:style>
    <style:style style:name="표8.B" style:family="table-column">
      <style:table-column-properties style:column-width="3.194cm"/>
    </style:style>
    <style:style style:name="표8.C" style:family="table-column">
      <style:table-column-properties style:column-width="2.835cm"/>
    </style:style>
    <style:style style:name="표8.D" style:family="table-column">
      <style:table-column-properties style:column-width="4.057cm"/>
    </style:style>
    <style:style style:name="표8.E" style:family="table-column">
      <style:table-column-properties style:column-width="2.701cm"/>
    </style:style>
    <style:style style:name="표8.F" style:family="table-column">
      <style:table-column-properties style:column-width="2.207cm"/>
    </style:style>
    <style:style style:name="표8.1" style:family="table-row">
      <style:table-row-properties style:min-row-height="1.03cm" fo:keep-together="auto"/>
    </style:style>
    <style:style style:name="표8.A1" style:family="table-cell">
      <style:table-cell-properties style:vertical-align="middle" fo:background-color="#cccccc" style:border-line-width-bottom="0.048cm 0.048cm 0.048cm" fo:padding-left="0.18cm" fo:padding-right="0.18cm" fo:padding-top="0.049cm" fo:padding-bottom="0.049cm" fo:border-left="1.1pt solid #000000" fo:border-right="0.35pt solid #000000" fo:border-top="1.1pt solid #000000" fo:border-bottom="4.05pt double #000000">
        <style:background-image/>
      </style:table-cell-properties>
    </style:style>
    <style:style style:name="표8.B1" style:family="table-cell">
      <style:table-cell-properties style:vertical-align="middle" fo:background-color="#cccccc" style:border-line-width-bottom="0.048cm 0.048cm 0.048cm" fo:padding-left="0.18cm" fo:padding-right="0.18cm" fo:padding-top="0.049cm" fo:padding-bottom="0.049cm" fo:border-left="0.35pt solid #000000" fo:border-right="0.35pt solid #000000" fo:border-top="1.1pt solid #000000" fo:border-bottom="4.05pt double #000000">
        <style:background-image/>
      </style:table-cell-properties>
    </style:style>
    <style:style style:name="표8.F1" style:family="table-cell">
      <style:table-cell-properties style:vertical-align="middle" fo:background-color="#cccccc" style:border-line-width-bottom="0.048cm 0.048cm 0.048cm" fo:padding-left="0.18cm" fo:padding-right="0.18cm" fo:padding-top="0.049cm" fo:padding-bottom="0.049cm" fo:border-left="0.35pt solid #000000" fo:border-right="1.1pt solid #000000" fo:border-top="1.1pt solid #000000" fo:border-bottom="4.05pt double #000000">
        <style:background-image/>
      </style:table-cell-properties>
    </style:style>
    <style:style style:name="표8.2" style:family="table-row">
      <style:table-row-properties style:min-row-height="0.042cm" fo:keep-together="auto"/>
    </style:style>
    <style:style style:name="표8.A2" style:family="table-cell">
      <style:table-cell-properties style:vertical-align="middle" style:border-line-width-top="0.048cm 0.048cm 0.048cm" fo:padding-left="0.18cm" fo:padding-right="0.18cm" fo:padding-top="0.049cm" fo:padding-bottom="0.049cm" fo:border-left="1.1pt solid #000000" fo:border-right="0.35pt solid #000000" fo:border-top="4.05pt double #000000" fo:border-bottom="0.35pt solid #000000"/>
    </style:style>
    <style:style style:name="표8.B2" style:family="table-cell">
      <style:table-cell-properties style:vertical-align="middle" style:border-line-width-top="0.048cm 0.048cm 0.048cm" fo:padding-left="0.18cm" fo:padding-right="0.18cm" fo:padding-top="0.049cm" fo:padding-bottom="0.049cm" fo:border-left="0.35pt solid #000000" fo:border-right="0.35pt solid #000000" fo:border-top="4.05pt double #000000" fo:border-bottom="0.35pt solid #000000"/>
    </style:style>
    <style:style style:name="표8.C2" style:family="table-cell">
      <style:table-cell-properties style:vertical-align="middle" style:border-line-width-top="0.048cm 0.048cm 0.048cm" fo:padding-left="0.18cm" fo:padding-right="0.18cm" fo:padding-top="0.049cm" fo:padding-bottom="0.049cm" fo:border-left="0.35pt solid #000000" fo:border-right="0.35pt solid #000000" fo:border-top="4.05pt double #000000" fo:border-bottom="0.35pt solid #000000"/>
    </style:style>
    <style:style style:name="표8.D2" style:family="table-cell">
      <style:table-cell-properties style:vertical-align="middle" style:border-line-width-top="0.048cm 0.048cm 0.048cm" fo:padding-left="0.18cm" fo:padding-right="0.18cm" fo:padding-top="0.049cm" fo:padding-bottom="0.049cm" fo:border-left="0.35pt solid #000000" fo:border-right="0.35pt solid #000000" fo:border-top="4.05pt double #000000" fo:border-bottom="0.35pt solid #000000"/>
    </style:style>
    <style:style style:name="표8.E2" style:family="table-cell">
      <style:table-cell-properties style:vertical-align="middle" style:border-line-width-top="0.048cm 0.048cm 0.048cm" fo:padding-left="0.18cm" fo:padding-right="0.18cm" fo:padding-top="0.049cm" fo:padding-bottom="0.049cm" fo:border-left="0.35pt solid #000000" fo:border-right="0.35pt solid #000000" fo:border-top="4.05pt double #000000" fo:border-bottom="0.35pt solid #000000"/>
    </style:style>
    <style:style style:name="표8.F2" style:family="table-cell">
      <style:table-cell-properties style:vertical-align="middle" style:border-line-width-top="0.048cm 0.048cm 0.048cm" fo:padding-left="0.18cm" fo:padding-right="0.18cm" fo:padding-top="0.049cm" fo:padding-bottom="0.049cm" fo:border-left="0.35pt solid #000000" fo:border-right="1.1pt solid #000000" fo:border-top="4.05pt double #000000" fo:border-bottom="0.35pt solid #000000"/>
    </style:style>
    <style:style style:name="표8.3" style:family="table-row">
      <style:table-row-properties style:min-row-height="0.651cm" fo:keep-together="auto"/>
    </style:style>
    <style:style style:name="표8.A3" style:family="table-cell">
      <style:table-cell-properties style:vertical-align="middle" fo:padding-left="0.18cm" fo:padding-right="0.18cm" fo:padding-top="0.049cm" fo:padding-bottom="0.049cm" fo:border-left="1.1pt solid #000000" fo:border-right="0.35pt solid #000000" fo:border-top="0.35pt solid #000000" fo:border-bottom="0.35pt solid #000000"/>
    </style:style>
    <style:style style:name="표8.B3" style:family="table-cell">
      <style:table-cell-properties style:vertical-align="middle" fo:padding-left="0.18cm" fo:padding-right="0.18cm" fo:padding-top="0.049cm" fo:padding-bottom="0.049cm" fo:border="0.35pt solid #000000"/>
    </style:style>
    <style:style style:name="표8.C3" style:family="table-cell">
      <style:table-cell-properties style:vertical-align="middle" fo:padding-left="0.18cm" fo:padding-right="0.18cm" fo:padding-top="0.049cm" fo:padding-bottom="0.049cm" fo:border="0.35pt solid #000000"/>
    </style:style>
    <style:style style:name="표8.D3" style:family="table-cell">
      <style:table-cell-properties style:vertical-align="middle" fo:padding-left="0.18cm" fo:padding-right="0.18cm" fo:padding-top="0.049cm" fo:padding-bottom="0.049cm" fo:border="0.35pt solid #000000"/>
    </style:style>
    <style:style style:name="표8.E3" style:family="table-cell">
      <style:table-cell-properties style:vertical-align="middle" fo:padding-left="0.18cm" fo:padding-right="0.18cm" fo:padding-top="0.049cm" fo:padding-bottom="0.049cm" fo:border="0.35pt solid #000000"/>
    </style:style>
    <style:style style:name="표8.F3" style:family="table-cell">
      <style:table-cell-properties style:vertical-align="middle" fo:padding-left="0.18cm" fo:padding-right="0.18cm" fo:padding-top="0.049cm" fo:padding-bottom="0.049cm" fo:border-left="0.35pt solid #000000" fo:border-right="1.1pt solid #000000" fo:border-top="0.35pt solid #000000" fo:border-bottom="0.35pt solid #000000"/>
    </style:style>
    <style:style style:name="표8.A4" style:family="table-cell">
      <style:table-cell-properties style:vertical-align="middle" fo:padding-left="0.18cm" fo:padding-right="0.18cm" fo:padding-top="0.049cm" fo:padding-bottom="0.049cm" fo:border-left="1.1pt solid #000000" fo:border-right="0.35pt solid #000000" fo:border-top="0.35pt solid #000000" fo:border-bottom="1.1pt solid #000000"/>
    </style:style>
    <style:style style:name="표8.B4" style:family="table-cell">
      <style:table-cell-properties style:vertical-align="middle" fo:padding-left="0.18cm" fo:padding-right="0.18cm" fo:padding-top="0.049cm" fo:padding-bottom="0.049cm" fo:border-left="0.35pt solid #000000" fo:border-right="0.35pt solid #000000" fo:border-top="0.35pt solid #000000" fo:border-bottom="1.1pt solid #000000"/>
    </style:style>
    <style:style style:name="표8.C4" style:family="table-cell">
      <style:table-cell-properties style:vertical-align="middle" fo:padding-left="0.18cm" fo:padding-right="0.18cm" fo:padding-top="0.049cm" fo:padding-bottom="0.049cm" fo:border-left="0.35pt solid #000000" fo:border-right="0.35pt solid #000000" fo:border-top="0.35pt solid #000000" fo:border-bottom="1.1pt solid #000000"/>
    </style:style>
    <style:style style:name="표8.D4" style:family="table-cell">
      <style:table-cell-properties style:vertical-align="middle" fo:padding-left="0.18cm" fo:padding-right="0.18cm" fo:padding-top="0.049cm" fo:padding-bottom="0.049cm" fo:border-left="0.35pt solid #000000" fo:border-right="0.35pt solid #000000" fo:border-top="0.35pt solid #000000" fo:border-bottom="1.1pt solid #000000"/>
    </style:style>
    <style:style style:name="표8.E4" style:family="table-cell">
      <style:table-cell-properties style:vertical-align="middle" fo:padding-left="0.18cm" fo:padding-right="0.18cm" fo:padding-top="0.049cm" fo:padding-bottom="0.049cm" fo:border-left="0.35pt solid #000000" fo:border-right="0.35pt solid #000000" fo:border-top="0.35pt solid #000000" fo:border-bottom="1.1pt solid #000000"/>
    </style:style>
    <style:style style:name="표8.F4" style:family="table-cell">
      <style:table-cell-properties style:vertical-align="middle" fo:padding-left="0.18cm" fo:padding-right="0.18cm" fo:padding-top="0.049cm" fo:padding-bottom="0.049cm" fo:border-left="0.35pt solid #000000" fo:border-right="1.1pt solid #000000" fo:border-top="0.35pt solid #000000" fo:border-bottom="1.1pt solid #000000"/>
    </style:style>
    <style:style style:name="표9" style:family="table">
      <style:table-properties style:width="16.896cm" fo:margin-left="-0.18cm" fo:margin-top="0cm" fo:margin-bottom="0cm" table:align="left" style:writing-mode="lr-tb"/>
    </style:style>
    <style:style style:name="표9.A" style:family="table-column">
      <style:table-column-properties style:column-width="1.997cm"/>
    </style:style>
    <style:style style:name="표9.B" style:family="table-column">
      <style:table-column-properties style:column-width="1.707cm"/>
    </style:style>
    <style:style style:name="표9.C" style:family="table-column">
      <style:table-column-properties style:column-width="2.79cm"/>
    </style:style>
    <style:style style:name="표9.D" style:family="table-column">
      <style:table-column-properties style:column-width="3.198cm"/>
    </style:style>
    <style:style style:name="표9.E" style:family="table-column">
      <style:table-column-properties style:column-width="3.193cm"/>
    </style:style>
    <style:style style:name="표9.F" style:family="table-column">
      <style:table-column-properties style:column-width="1.803cm"/>
    </style:style>
    <style:style style:name="표9.G" style:family="table-column">
      <style:table-column-properties style:column-width="2.207cm"/>
    </style:style>
    <style:style style:name="표9.1" style:family="table-row">
      <style:table-row-properties style:min-row-height="1.03cm" fo:keep-together="auto"/>
    </style:style>
    <style:style style:name="표9.A1" style:family="table-cell">
      <style:table-cell-properties style:vertical-align="middle" fo:background-color="#cccccc" style:border-line-width-bottom="0.048cm 0.048cm 0.048cm" fo:padding-left="0.18cm" fo:padding-right="0.18cm" fo:padding-top="0.049cm" fo:padding-bottom="0.049cm" fo:border-left="1.1pt solid #000000" fo:border-right="0.25pt solid #000000" fo:border-top="1.1pt solid #000000" fo:border-bottom="4.05pt double #000000">
        <style:background-image/>
      </style:table-cell-properties>
    </style:style>
    <style:style style:name="표9.B1" style:family="table-cell">
      <style:table-cell-properties style:vertical-align="middle" fo:background-color="#cccccc" style:border-line-width-bottom="0.048cm 0.048cm 0.048cm" fo:padding-left="0.18cm" fo:padding-right="0.18cm" fo:padding-top="0.049cm" fo:padding-bottom="0.049cm" fo:border-left="0.25pt solid #000000" fo:border-right="0.25pt solid #000000" fo:border-top="1.1pt solid #000000" fo:border-bottom="4.05pt double #000000">
        <style:background-image/>
      </style:table-cell-properties>
    </style:style>
    <style:style style:name="표9.G1" style:family="table-cell">
      <style:table-cell-properties style:vertical-align="middle" fo:background-color="#cccccc" style:border-line-width-bottom="0.048cm 0.048cm 0.048cm" fo:padding-left="0.18cm" fo:padding-right="0.18cm" fo:padding-top="0.049cm" fo:padding-bottom="0.049cm" fo:border-left="0.25pt solid #000000" fo:border-right="1.1pt solid #000000" fo:border-top="1.1pt solid #000000" fo:border-bottom="4.05pt double #000000">
        <style:background-image/>
      </style:table-cell-properties>
    </style:style>
    <style:style style:name="표9.2" style:family="table-row">
      <style:table-row-properties style:min-row-height="0.751cm" fo:keep-together="auto"/>
    </style:style>
    <style:style style:name="표9.A2" style:family="table-cell">
      <style:table-cell-properties style:vertical-align="middle" style:border-line-width-top="0.048cm 0.048cm 0.048cm" fo:padding-left="0.18cm" fo:padding-right="0.18cm" fo:padding-top="0.049cm" fo:padding-bottom="0.049cm" fo:border-left="1.1pt solid #000000" fo:border-right="0.25pt solid #000000" fo:border-top="4.05pt double #000000" fo:border-bottom="0.25pt solid #000000"/>
    </style:style>
    <style:style style:name="표9.B2" style:family="table-cell">
      <style:table-cell-properties style:vertical-align="middle" style:border-line-width-top="0.048cm 0.048cm 0.048cm" fo:padding-left="0.18cm" fo:padding-right="0.18cm" fo:padding-top="0.049cm" fo:padding-bottom="0.049cm" fo:border-left="0.25pt solid #000000" fo:border-right="0.25pt solid #000000" fo:border-top="4.05pt double #000000" fo:border-bottom="0.25pt solid #000000"/>
    </style:style>
    <style:style style:name="표9.C2" style:family="table-cell">
      <style:table-cell-properties style:vertical-align="middle" style:border-line-width-top="0.048cm 0.048cm 0.048cm" fo:padding-left="0.18cm" fo:padding-right="0.18cm" fo:padding-top="0.049cm" fo:padding-bottom="0.049cm" fo:border-left="0.25pt solid #000000" fo:border-right="0.25pt solid #000000" fo:border-top="4.05pt double #000000" fo:border-bottom="0.25pt solid #000000"/>
    </style:style>
    <style:style style:name="표9.D2" style:family="table-cell">
      <style:table-cell-properties style:vertical-align="middle" style:border-line-width-top="0.048cm 0.048cm 0.048cm" fo:padding-left="0.18cm" fo:padding-right="0.18cm" fo:padding-top="0.049cm" fo:padding-bottom="0.049cm" fo:border-left="0.25pt solid #000000" fo:border-right="0.25pt solid #000000" fo:border-top="4.05pt double #000000" fo:border-bottom="0.25pt solid #000000"/>
    </style:style>
    <style:style style:name="표9.E2" style:family="table-cell">
      <style:table-cell-properties style:vertical-align="middle" style:border-line-width-top="0.048cm 0.048cm 0.048cm" fo:padding-left="0.18cm" fo:padding-right="0.18cm" fo:padding-top="0.049cm" fo:padding-bottom="0.049cm" fo:border-left="0.25pt solid #000000" fo:border-right="0.25pt solid #000000" fo:border-top="4.05pt double #000000" fo:border-bottom="0.25pt solid #000000"/>
    </style:style>
    <style:style style:name="표9.F2" style:family="table-cell">
      <style:table-cell-properties style:vertical-align="middle" style:border-line-width-top="0.048cm 0.048cm 0.048cm" fo:padding-left="0.18cm" fo:padding-right="0.18cm" fo:padding-top="0.049cm" fo:padding-bottom="0.049cm" fo:border-left="0.25pt solid #000000" fo:border-right="0.25pt solid #000000" fo:border-top="4.05pt double #000000" fo:border-bottom="0.25pt solid #000000"/>
    </style:style>
    <style:style style:name="표9.G2" style:family="table-cell">
      <style:table-cell-properties style:vertical-align="middle" style:border-line-width-top="0.048cm 0.048cm 0.048cm" fo:padding-left="0.18cm" fo:padding-right="0.18cm" fo:padding-top="0.049cm" fo:padding-bottom="0.049cm" fo:border-left="0.25pt solid #000000" fo:border-right="1.1pt solid #000000" fo:border-top="4.05pt double #000000" fo:border-bottom="0.25pt solid #000000"/>
    </style:style>
    <style:style style:name="표9.3" style:family="table-row">
      <style:table-row-properties style:min-row-height="0.651cm" fo:keep-together="auto"/>
    </style:style>
    <style:style style:name="표9.A3" style:family="table-cell">
      <style:table-cell-properties style:vertical-align="middle" fo:padding-left="0.18cm" fo:padding-right="0.18cm" fo:padding-top="0.049cm" fo:padding-bottom="0.049cm" fo:border-left="1.1pt solid #000000" fo:border-right="0.25pt solid #000000" fo:border-top="0.25pt solid #000000" fo:border-bottom="0.25pt solid #000000"/>
    </style:style>
    <style:style style:name="표9.B3" style:family="table-cell">
      <style:table-cell-properties style:vertical-align="middle" fo:padding-left="0.18cm" fo:padding-right="0.18cm" fo:padding-top="0.049cm" fo:padding-bottom="0.049cm" fo:border="0.25pt solid #000000"/>
    </style:style>
    <style:style style:name="표9.C3" style:family="table-cell">
      <style:table-cell-properties style:vertical-align="middle" fo:padding-left="0.18cm" fo:padding-right="0.18cm" fo:padding-top="0.049cm" fo:padding-bottom="0.049cm" fo:border="0.25pt solid #000000"/>
    </style:style>
    <style:style style:name="표9.D3" style:family="table-cell">
      <style:table-cell-properties style:vertical-align="middle" fo:padding-left="0.18cm" fo:padding-right="0.18cm" fo:padding-top="0.049cm" fo:padding-bottom="0.049cm" fo:border="0.25pt solid #000000"/>
    </style:style>
    <style:style style:name="표9.E3" style:family="table-cell">
      <style:table-cell-properties style:vertical-align="middle" fo:padding-left="0.18cm" fo:padding-right="0.18cm" fo:padding-top="0.049cm" fo:padding-bottom="0.049cm" fo:border="0.25pt solid #000000"/>
    </style:style>
    <style:style style:name="표9.F3" style:family="table-cell">
      <style:table-cell-properties style:vertical-align="middle" fo:padding-left="0.18cm" fo:padding-right="0.18cm" fo:padding-top="0.049cm" fo:padding-bottom="0.049cm" fo:border="0.25pt solid #000000"/>
    </style:style>
    <style:style style:name="표9.G3" style:family="table-cell">
      <style:table-cell-properties style:vertical-align="middle" fo:padding-left="0.18cm" fo:padding-right="0.18cm" fo:padding-top="0.049cm" fo:padding-bottom="0.049cm" fo:border-left="0.25pt solid #000000" fo:border-right="1.1pt solid #000000" fo:border-top="0.25pt solid #000000" fo:border-bottom="0.25pt solid #000000"/>
    </style:style>
    <style:style style:name="표9.A4" style:family="table-cell">
      <style:table-cell-properties style:vertical-align="middle" fo:padding-left="0.18cm" fo:padding-right="0.18cm" fo:padding-top="0.049cm" fo:padding-bottom="0.049cm" fo:border-left="1.1pt solid #000000" fo:border-right="0.25pt solid #000000" fo:border-top="0.25pt solid #000000" fo:border-bottom="1.1pt solid #000000"/>
    </style:style>
    <style:style style:name="표9.B4" style:family="table-cell">
      <style:table-cell-properties style:vertical-align="middle" fo:padding-left="0.18cm" fo:padding-right="0.18cm" fo:padding-top="0.049cm" fo:padding-bottom="0.049cm" fo:border-left="0.25pt solid #000000" fo:border-right="0.25pt solid #000000" fo:border-top="0.25pt solid #000000" fo:border-bottom="1.1pt solid #000000"/>
    </style:style>
    <style:style style:name="표9.C4" style:family="table-cell">
      <style:table-cell-properties style:vertical-align="middle" fo:padding-left="0.18cm" fo:padding-right="0.18cm" fo:padding-top="0.049cm" fo:padding-bottom="0.049cm" fo:border-left="0.25pt solid #000000" fo:border-right="0.25pt solid #000000" fo:border-top="0.25pt solid #000000" fo:border-bottom="1.1pt solid #000000"/>
    </style:style>
    <style:style style:name="표9.D4" style:family="table-cell">
      <style:table-cell-properties style:vertical-align="middle" fo:padding-left="0.18cm" fo:padding-right="0.18cm" fo:padding-top="0.049cm" fo:padding-bottom="0.049cm" fo:border-left="0.25pt solid #000000" fo:border-right="0.25pt solid #000000" fo:border-top="0.25pt solid #000000" fo:border-bottom="1.1pt solid #000000"/>
    </style:style>
    <style:style style:name="표9.E4" style:family="table-cell">
      <style:table-cell-properties style:vertical-align="middle" fo:padding-left="0.18cm" fo:padding-right="0.18cm" fo:padding-top="0.049cm" fo:padding-bottom="0.049cm" fo:border-left="0.25pt solid #000000" fo:border-right="0.25pt solid #000000" fo:border-top="0.25pt solid #000000" fo:border-bottom="1.1pt solid #000000"/>
    </style:style>
    <style:style style:name="표9.F4" style:family="table-cell">
      <style:table-cell-properties style:vertical-align="middle" fo:padding-left="0.18cm" fo:padding-right="0.18cm" fo:padding-top="0.049cm" fo:padding-bottom="0.049cm" fo:border-left="0.25pt solid #000000" fo:border-right="0.25pt solid #000000" fo:border-top="0.25pt solid #000000" fo:border-bottom="1.1pt solid #000000"/>
    </style:style>
    <style:style style:name="표9.G4" style:family="table-cell">
      <style:table-cell-properties style:vertical-align="middle" fo:padding-left="0.18cm" fo:padding-right="0.18cm" fo:padding-top="0.049cm" fo:padding-bottom="0.049cm" fo:border-left="0.25pt solid #000000" fo:border-right="1.1pt solid #000000" fo:border-top="0.25pt solid #000000" fo:border-bottom="1.1pt solid #000000"/>
    </style:style>
    <style:style style:name="표10" style:family="table">
      <style:table-properties style:width="16.799cm" fo:margin-left="-0.049cm" fo:margin-top="0cm" fo:margin-bottom="0cm" table:align="left" style:writing-mode="lr-tb"/>
    </style:style>
    <style:style style:name="표10.A" style:family="table-column">
      <style:table-column-properties style:column-width="16.799cm"/>
    </style:style>
    <style:style style:name="표10.1" style:family="table-row">
      <style:table-row-properties style:min-row-height="8.117cm" fo:keep-together="auto"/>
    </style:style>
    <style:style style:name="표10.A1" style:family="table-cell">
      <style:table-cell-properties style:vertical-align="middle" fo:padding="0.049cm" fo:border="1.1pt solid #000000"/>
    </style:style>
    <style:style style:name="표11" style:family="table">
      <style:table-properties style:width="16.399cm" fo:margin-left="-0.049cm" fo:margin-top="0cm" fo:margin-bottom="0cm" table:align="left" style:writing-mode="lr-tb"/>
    </style:style>
    <style:style style:name="표11.A" style:family="table-column">
      <style:table-column-properties style:column-width="16.399cm"/>
    </style:style>
    <style:style style:name="표11.1" style:family="table-row">
      <style:table-row-properties style:min-row-height="1.104cm" fo:keep-together="auto"/>
    </style:style>
    <style:style style:name="표11.A1" style:family="table-cell">
      <style:table-cell-properties style:vertical-align="middle" fo:padding="0.049cm" fo:border="1.1pt solid #000000"/>
    </style:style>
    <style:style style:name="표12" style:family="table">
      <style:table-properties style:width="16.399cm" fo:margin-left="-0.18cm" fo:margin-top="0cm" fo:margin-bottom="0cm" table:align="left" style:writing-mode="lr-tb"/>
    </style:style>
    <style:style style:name="표12.A" style:family="table-column">
      <style:table-column-properties style:column-width="5.071cm"/>
    </style:style>
    <style:style style:name="표12.B" style:family="table-column">
      <style:table-column-properties style:column-width="5.073cm"/>
    </style:style>
    <style:style style:name="표12.C" style:family="table-column">
      <style:table-column-properties style:column-width="3.224cm"/>
    </style:style>
    <style:style style:name="표12.D" style:family="table-column">
      <style:table-column-properties style:column-width="3.029cm"/>
    </style:style>
    <style:style style:name="표12.1" style:family="table-row">
      <style:table-row-properties style:min-row-height="1.21cm" fo:keep-together="auto"/>
    </style:style>
    <style:style style:name="표12.A1" style:family="table-cell">
      <style:table-cell-properties style:vertical-align="middle" fo:background-color="#d8d8d8" fo:padding-left="0.18cm" fo:padding-right="0.18cm" fo:padding-top="0.049cm" fo:padding-bottom="0.049cm" fo:border-left="1.6pt solid #000000" fo:border-right="0.25pt solid #000000" fo:border-top="1.6pt solid #000000" fo:border-bottom="0.25pt solid #000000">
        <style:background-image/>
      </style:table-cell-properties>
    </style:style>
    <style:style style:name="표12.B1" style:family="table-cell">
      <style:table-cell-properties style:vertical-align="middle" fo:background-color="#d8d8d8" fo:padding-left="0.18cm" fo:padding-right="0.18cm" fo:padding-top="0.049cm" fo:padding-bottom="0.049cm" fo:border-left="0.25pt solid #000000" fo:border-right="0.25pt solid #000000" fo:border-top="1.6pt solid #000000" fo:border-bottom="0.25pt solid #000000">
        <style:background-image/>
      </style:table-cell-properties>
    </style:style>
    <style:style style:name="표12.D1" style:family="table-cell">
      <style:table-cell-properties style:vertical-align="middle" fo:background-color="#d8d8d8" fo:padding-left="0.18cm" fo:padding-right="0.18cm" fo:padding-top="0.049cm" fo:padding-bottom="0.049cm" fo:border-left="0.25pt solid #000000" fo:border-right="1.6pt solid #000000" fo:border-top="1.6pt solid #000000" fo:border-bottom="0.25pt solid #000000">
        <style:background-image/>
      </style:table-cell-properties>
    </style:style>
    <style:style style:name="표12.2" style:family="table-row">
      <style:table-row-properties fo:keep-together="auto"/>
    </style:style>
    <style:style style:name="표12.A2" style:family="table-cell">
      <style:table-cell-properties style:vertical-align="middle" fo:padding-left="0.18cm" fo:padding-right="0.18cm" fo:padding-top="0.049cm" fo:padding-bottom="0.049cm" fo:border-left="1.6pt solid #000000" fo:border-right="0.25pt solid #000000" fo:border-top="0.25pt solid #000000" fo:border-bottom="0.25pt solid #000000"/>
    </style:style>
    <style:style style:name="표12.B2" style:family="table-cell">
      <style:table-cell-properties style:vertical-align="middle" fo:padding-left="0.18cm" fo:padding-right="0.18cm" fo:padding-top="0.049cm" fo:padding-bottom="0.049cm" fo:border="0.25pt solid #000000"/>
    </style:style>
    <style:style style:name="표12.C2" style:family="table-cell">
      <style:table-cell-properties style:vertical-align="middle" fo:padding-left="0.18cm" fo:padding-right="0.18cm" fo:padding-top="0.049cm" fo:padding-bottom="0.049cm" fo:border-left="0.25pt solid #000000" fo:border-right="0.25pt solid #000000" fo:border-top="0.25pt solid #000000" fo:border-bottom="1.6pt solid #000000"/>
    </style:style>
    <style:style style:name="표12.D2" style:family="table-cell">
      <style:table-cell-properties style:vertical-align="middle" fo:padding-left="0.18cm" fo:padding-right="0.18cm" fo:padding-top="0.049cm" fo:padding-bottom="0.049cm" fo:border-left="0.25pt solid #000000" fo:border-right="1.6pt solid #000000" fo:border-top="0.25pt solid #000000" fo:border-bottom="0.25pt solid #000000"/>
    </style:style>
    <style:style style:name="P1" style:family="paragraph" style:parent-style-name="Standard">
      <style:text-properties fo:font-size="1pt" style:font-size-asian="1pt"/>
    </style:style>
    <style:style style:name="P2" style:family="paragraph" style:parent-style-name="머리말">
      <style:paragraph-properties fo:text-align="end" style:justify-single-word="false"/>
    </style:style>
    <style:style style:name="P3" style:family="paragraph" style:parent-style-name="바탕글">
      <style:paragraph-properties fo:text-align="start" style:justify-single-word="false"/>
    </style:style>
    <style:style style:name="P4" style:family="paragraph" style:parent-style-name="바탕글">
      <style:paragraph-properties fo:text-align="start" style:justify-single-word="false">
        <style:tab-stops>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511cm"/>
          <style:tab-stop style:position="15.011cm"/>
          <style:tab-stop style:position="16.51cm"/>
          <style:tab-stop style:position="18.009cm"/>
          <style:tab-stop style:position="19.509cm"/>
          <style:tab-stop style:position="21.008cm"/>
          <style:tab-stop style:position="22.507cm"/>
          <style:tab-stop style:position="24.007cm"/>
          <style:tab-stop style:position="25.523cm"/>
          <style:tab-stop style:position="27.023cm"/>
          <style:tab-stop style:position="28.522cm"/>
          <style:tab-stop style:position="30.021cm"/>
          <style:tab-stop style:position="31.521cm"/>
          <style:tab-stop style:position="33.02cm"/>
          <style:tab-stop style:position="34.519cm"/>
          <style:tab-stop style:position="36.019cm"/>
          <style:tab-stop style:position="37.536cm"/>
          <style:tab-stop style:position="39.035cm"/>
          <style:tab-stop style:position="40.534cm"/>
          <style:tab-stop style:position="42.033cm"/>
          <style:tab-stop style:position="43.533cm"/>
          <style:tab-stop style:position="45.032cm"/>
        </style:tab-stops>
      </style:paragraph-properties>
    </style:style>
    <style:style style:name="P5" style:family="paragraph" style:parent-style-name="바탕글">
      <style:paragraph-properties fo:text-align="center" style:justify-single-word="false"/>
    </style:style>
    <style:style style:name="P6" style:family="paragraph" style:parent-style-name="바탕글">
      <style:paragraph-properties style:snap-to-layout-grid="true"/>
      <style:text-properties style:font-name="휴먼명조" fo:font-size="12pt" style:font-name-asian="휴먼명조1" style:font-size-asian="12pt" style:font-name-complex="휴먼명조1" style:font-size-complex="12pt"/>
    </style:style>
    <style:style style:name="P7" style:family="paragraph" style:parent-style-name="바탕글">
      <style:paragraph-properties fo:line-height="100%"/>
    </style:style>
    <style:style style:name="P8" style:family="paragraph" style:parent-style-name="바탕글">
      <style:paragraph-properties fo:line-height="100%" fo:text-align="center" style:justify-single-word="false"/>
    </style:style>
    <style:style style:name="P9" style:family="paragraph" style:parent-style-name="바탕글">
      <style:paragraph-properties fo:line-height="100%" fo:text-align="start" style:justify-single-word="false"/>
    </style:style>
    <style:style style:name="P10" style:family="paragraph" style:parent-style-name="바탕글">
      <style:paragraph-properties fo:line-height="100%"/>
      <style:text-properties style:font-name="맑은 고딕" fo:font-size="11pt" style:font-name-asian="맑은 고딕1" style:font-size-asian="11pt" style:font-name-complex="맑은 고딕1" style:font-size-complex="11pt" style:text-scale="95%"/>
    </style:style>
    <style:style style:name="P11" style:family="paragraph" style:parent-style-name="바탕글">
      <style:paragraph-properties fo:line-height="100%" fo:text-align="center" style:justify-single-word="false"/>
      <style:text-properties style:font-name="맑은 고딕" fo:font-size="11pt" style:font-name-asian="맑은 고딕1" style:font-size-asian="11pt" style:font-name-complex="맑은 고딕1" style:font-size-complex="11pt" style:text-scale="95%"/>
    </style:style>
    <style:style style:name="P12" style:family="paragraph" style:parent-style-name="바탕글">
      <style:paragraph-properties fo:line-height="100%" fo:text-align="center" style:justify-single-word="false"/>
      <style:text-properties style:font-name="맑은 고딕" fo:font-size="11pt" fo:font-weight="bold" style:font-name-asian="맑은 고딕1" style:font-size-asian="11pt" style:font-weight-asian="bold" style:font-name-complex="맑은 고딕1" style:font-size-complex="11pt" style:font-weight-complex="bold" style:text-scale="95%"/>
    </style:style>
    <style:style style:name="P13" style:family="paragraph" style:parent-style-name="바탕글">
      <style:text-properties style:font-name="맑은 고딕" fo:font-size="12pt" style:font-name-asian="맑은 고딕1" style:font-size-asian="12pt" style:font-name-complex="맑은 고딕1" style:font-size-complex="12pt" style:text-scale="95%"/>
    </style:style>
    <style:style style:name="P14" style:family="paragraph" style:parent-style-name="바탕글">
      <style:paragraph-properties fo:line-height="100%"/>
      <style:text-properties style:font-name="맑은 고딕" fo:font-size="12pt" style:font-name-asian="맑은 고딕1" style:font-size-asian="12pt" style:font-name-complex="맑은 고딕1" style:font-size-complex="12pt" style:text-scale="95%"/>
    </style:style>
    <style:style style:name="P15" style:family="paragraph" style:parent-style-name="바탕글">
      <style:paragraph-properties fo:text-align="start" style:justify-single-word="false"/>
      <style:text-properties style:font-name="맑은 고딕" fo:font-size="12pt" style:font-name-asian="맑은 고딕1" style:font-size-asian="12pt" style:font-name-complex="맑은 고딕1" style:font-size-complex="12pt" style:text-scale="95%"/>
    </style:style>
    <style:style style:name="P16" style:family="paragraph" style:parent-style-name="바탕글">
      <style:text-properties style:font-name="맑은 고딕" fo:font-size="12pt" officeooo:paragraph-rsid="0008980d" style:font-name-asian="맑은 고딕1" style:font-size-asian="12pt" style:font-name-complex="맑은 고딕1" style:font-size-complex="12pt" style:text-scale="95%"/>
    </style:style>
    <style:style style:name="P17" style:family="paragraph" style:parent-style-name="바탕글">
      <style:text-properties style:font-name="맑은 고딕" fo:font-size="12pt" officeooo:rsid="0008980d" officeooo:paragraph-rsid="0008980d" style:font-name-asian="맑은 고딕1" style:font-size-asian="12pt" style:font-name-complex="맑은 고딕1" style:font-size-complex="12pt" style:text-scale="95%"/>
    </style:style>
    <style:style style:name="P18" style:family="paragraph" style:parent-style-name="바탕글">
      <style:paragraph-properties fo:text-align="center" style:justify-single-word="false"/>
      <style:text-properties style:font-name="맑은 고딕" fo:font-size="12pt" officeooo:rsid="0008980d" officeooo:paragraph-rsid="0008980d" style:font-name-asian="맑은 고딕1" style:font-size-asian="12pt" style:font-name-complex="맑은 고딕1" style:font-size-complex="12pt" style:text-scale="95%"/>
    </style:style>
    <style:style style:name="P19" style:family="paragraph" style:parent-style-name="바탕글">
      <style:text-properties style:font-name="맑은 고딕" style:font-name-asian="맑은 고딕1" style:font-name-complex="맑은 고딕1" style:text-scale="95%"/>
    </style:style>
    <style:style style:name="P20" style:family="paragraph" style:parent-style-name="바탕글">
      <style:paragraph-properties fo:text-align="start" style:justify-single-word="false"/>
      <style:text-properties style:font-name="맑은 고딕" style:font-name-asian="맑은 고딕1" style:font-name-complex="맑은 고딕1" style:text-scale="95%"/>
    </style:style>
    <style:style style:name="P21" style:family="paragraph" style:parent-style-name="바탕글">
      <style:paragraph-properties fo:text-align="start" style:justify-single-word="false">
        <style:tab-stops>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511cm"/>
          <style:tab-stop style:position="15.011cm"/>
          <style:tab-stop style:position="16.51cm"/>
          <style:tab-stop style:position="18.009cm"/>
          <style:tab-stop style:position="19.509cm"/>
          <style:tab-stop style:position="21.008cm"/>
          <style:tab-stop style:position="22.507cm"/>
          <style:tab-stop style:position="24.007cm"/>
          <style:tab-stop style:position="25.523cm"/>
          <style:tab-stop style:position="27.023cm"/>
          <style:tab-stop style:position="28.522cm"/>
          <style:tab-stop style:position="30.021cm"/>
          <style:tab-stop style:position="31.521cm"/>
          <style:tab-stop style:position="33.02cm"/>
          <style:tab-stop style:position="34.519cm"/>
          <style:tab-stop style:position="36.019cm"/>
          <style:tab-stop style:position="37.536cm"/>
          <style:tab-stop style:position="39.035cm"/>
          <style:tab-stop style:position="40.534cm"/>
          <style:tab-stop style:position="42.033cm"/>
          <style:tab-stop style:position="43.533cm"/>
          <style:tab-stop style:position="45.032cm"/>
        </style:tab-stops>
      </style:paragraph-properties>
      <style:text-properties style:font-name="맑은 고딕" style:font-name-asian="맑은 고딕1" style:font-name-complex="맑은 고딕1" style:text-scale="95%"/>
    </style:style>
    <style:style style:name="P22" style:family="paragraph" style:parent-style-name="바탕글">
      <style:paragraph-properties fo:line-height="100%"/>
      <style:text-properties style:font-name="맑은 고딕" style:font-name-asian="맑은 고딕1" style:font-name-complex="맑은 고딕1" style:text-scale="95%"/>
    </style:style>
    <style:style style:name="P23" style:family="paragraph" style:parent-style-name="바탕글">
      <style:text-properties style:font-name="맑은 고딕" fo:font-weight="bold" style:font-name-asian="맑은 고딕1" style:font-weight-asian="bold" style:font-name-complex="맑은 고딕1" style:font-weight-complex="bold" style:text-scale="95%"/>
    </style:style>
    <style:style style:name="P24" style:family="paragraph" style:parent-style-name="바탕글">
      <style:paragraph-properties fo:text-align="start" style:justify-single-word="false">
        <style:tab-stops>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511cm"/>
          <style:tab-stop style:position="15.011cm"/>
          <style:tab-stop style:position="16.51cm"/>
          <style:tab-stop style:position="18.009cm"/>
          <style:tab-stop style:position="19.509cm"/>
          <style:tab-stop style:position="21.008cm"/>
          <style:tab-stop style:position="22.507cm"/>
          <style:tab-stop style:position="24.007cm"/>
          <style:tab-stop style:position="25.523cm"/>
          <style:tab-stop style:position="27.023cm"/>
          <style:tab-stop style:position="28.522cm"/>
          <style:tab-stop style:position="30.021cm"/>
          <style:tab-stop style:position="31.521cm"/>
          <style:tab-stop style:position="33.02cm"/>
          <style:tab-stop style:position="34.519cm"/>
          <style:tab-stop style:position="36.019cm"/>
          <style:tab-stop style:position="37.536cm"/>
          <style:tab-stop style:position="39.035cm"/>
          <style:tab-stop style:position="40.534cm"/>
          <style:tab-stop style:position="42.033cm"/>
          <style:tab-stop style:position="43.533cm"/>
          <style:tab-stop style:position="45.032cm"/>
        </style:tab-stops>
      </style:paragraph-properties>
      <style:text-properties style:font-name="HCI Poppy" fo:font-size="5pt" fo:font-weight="bold" style:font-name-asian="휴먼명조1" style:font-size-asian="5pt" style:font-weight-asian="bold" style:font-name-complex="휴먼명조1" style:font-size-complex="5pt" style:font-weight-complex="bold"/>
    </style:style>
    <style:style style:name="P25" style:family="paragraph" style:parent-style-name="바탕글">
      <style:paragraph-properties fo:text-align="center" style:justify-single-word="false"/>
      <style:text-properties style:font-name="HCI Poppy" fo:font-size="13pt" fo:font-weight="bold" style:font-name-asian="휴먼명조1" style:font-size-asian="13pt" style:font-weight-asian="bold" style:font-name-complex="휴먼명조1" style:font-size-complex="13pt" style:font-weight-complex="bold"/>
    </style:style>
    <style:style style:name="P26" style:family="paragraph" style:parent-style-name="바탕글">
      <style:paragraph-properties fo:text-align="start" style:justify-single-word="false">
        <style:tab-stops>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511cm"/>
          <style:tab-stop style:position="15.011cm"/>
          <style:tab-stop style:position="16.51cm"/>
          <style:tab-stop style:position="18.009cm"/>
          <style:tab-stop style:position="19.509cm"/>
          <style:tab-stop style:position="21.008cm"/>
          <style:tab-stop style:position="22.507cm"/>
          <style:tab-stop style:position="24.007cm"/>
          <style:tab-stop style:position="25.523cm"/>
          <style:tab-stop style:position="27.023cm"/>
          <style:tab-stop style:position="28.522cm"/>
          <style:tab-stop style:position="30.021cm"/>
          <style:tab-stop style:position="31.521cm"/>
          <style:tab-stop style:position="33.02cm"/>
          <style:tab-stop style:position="34.519cm"/>
          <style:tab-stop style:position="36.019cm"/>
          <style:tab-stop style:position="37.536cm"/>
          <style:tab-stop style:position="39.035cm"/>
          <style:tab-stop style:position="40.534cm"/>
          <style:tab-stop style:position="42.033cm"/>
          <style:tab-stop style:position="43.533cm"/>
          <style:tab-stop style:position="45.032cm"/>
        </style:tab-stops>
      </style:paragraph-properties>
      <style:text-properties style:font-name="HY중고딕" fo:font-size="12pt" style:font-name-asian="HY중고딕1" style:font-size-asian="12pt" style:font-name-complex="HY중고딕1" style:font-size-complex="12pt" style:text-scale="95%"/>
    </style:style>
    <style:style style:name="P27" style:family="paragraph" style:parent-style-name="바탕글">
      <style:text-properties style:font-name="HY중고딕" fo:font-size="12pt" fo:letter-spacing="-0.002cm" style:font-name-asian="HY중고딕1" style:font-size-asian="12pt" style:font-name-complex="HY중고딕1" style:font-size-complex="12pt" style:text-scale="95%"/>
    </style:style>
    <style:style style:name="P28" style:family="paragraph" style:parent-style-name="바탕글">
      <style:text-properties style:font-name="HY중고딕" fo:font-size="12pt" fo:font-weight="bold" style:font-name-asian="HY중고딕1" style:font-size-asian="12pt" style:font-weight-asian="bold" style:font-name-complex="HY중고딕1" style:font-size-complex="12pt" style:font-weight-complex="bold" style:text-scale="95%"/>
    </style:style>
    <style:style style:name="P29" style:family="paragraph" style:parent-style-name="바탕글">
      <style:paragraph-properties fo:text-align="start" style:justify-single-word="false"/>
      <style:text-properties style:font-name="HY중고딕" style:font-name-asian="HY중고딕1" style:font-name-complex="HY중고딕1" style:text-scale="95%"/>
    </style:style>
    <style:style style:name="P30" style:family="paragraph" style:parent-style-name="바탕글">
      <style:paragraph-properties fo:line-height="100%" fo:text-align="start" style:justify-single-word="false"/>
      <style:text-properties style:font-name="HY헤드라인M" style:font-name-asian="HY헤드라인M1" style:font-name-complex="HY헤드라인M1"/>
    </style:style>
    <style:style style:name="P31" style:family="paragraph" style:parent-style-name="바탕글">
      <style:paragraph-properties fo:text-align="start" style:justify-single-word="false">
        <style:tab-stops>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511cm"/>
          <style:tab-stop style:position="15.011cm"/>
          <style:tab-stop style:position="16.51cm"/>
          <style:tab-stop style:position="18.009cm"/>
          <style:tab-stop style:position="19.509cm"/>
          <style:tab-stop style:position="21.008cm"/>
          <style:tab-stop style:position="22.507cm"/>
          <style:tab-stop style:position="24.007cm"/>
          <style:tab-stop style:position="25.523cm"/>
          <style:tab-stop style:position="27.023cm"/>
          <style:tab-stop style:position="28.522cm"/>
          <style:tab-stop style:position="30.021cm"/>
          <style:tab-stop style:position="31.521cm"/>
          <style:tab-stop style:position="33.02cm"/>
          <style:tab-stop style:position="34.519cm"/>
          <style:tab-stop style:position="36.019cm"/>
          <style:tab-stop style:position="37.536cm"/>
          <style:tab-stop style:position="39.035cm"/>
          <style:tab-stop style:position="40.534cm"/>
          <style:tab-stop style:position="42.033cm"/>
          <style:tab-stop style:position="43.533cm"/>
          <style:tab-stop style:position="45.032cm"/>
        </style:tab-stops>
      </style:paragraph-properties>
      <style:text-properties style:font-name="HY헤드라인M" fo:font-size="12pt" style:font-name-asian="HY헤드라인M1" style:font-size-asian="12pt" style:font-name-complex="HY헤드라인M1" style:font-size-complex="12pt" style:text-scale="95%"/>
    </style:style>
    <style:style style:name="P32" style:family="paragraph" style:parent-style-name="바탕글">
      <style:text-properties fo:color="#000000" style:font-name="맑은 고딕" fo:font-weight="bold" style:font-name-asian="맑은 고딕1" style:font-weight-asian="bold" style:font-name-complex="맑은 고딕1" style:font-weight-complex="bold"/>
    </style:style>
    <style:style style:name="P33" style:family="paragraph" style:parent-style-name="바탕글">
      <style:text-properties fo:color="#000000" style:font-name="맑은 고딕" fo:font-size="12pt" fo:font-weight="bold" style:font-name-asian="맑은 고딕1" style:font-size-asian="12pt" style:font-weight-asian="bold" style:font-name-complex="맑은 고딕1" style:font-size-complex="12pt" style:font-weight-complex="bold"/>
    </style:style>
    <style:style style:name="P34" style:family="paragraph" style:parent-style-name="바탕글">
      <style:paragraph-properties fo:text-align="start" style:justify-single-word="false"/>
      <style:text-properties fo:color="#000000" style:font-name="맑은 고딕" fo:font-size="11pt" fo:font-weight="bold" style:font-name-asian="맑은 고딕1" style:font-size-asian="11pt" style:font-weight-asian="bold" style:font-name-complex="맑은 고딕1" style:font-size-complex="11pt" style:font-weight-complex="bold"/>
    </style:style>
    <style:style style:name="P35" style:family="paragraph" style:parent-style-name="바탕글">
      <style:paragraph-properties fo:line-height="100%"/>
      <style:text-properties fo:color="#000000" style:font-name="HY중고딕" fo:font-size="11pt" fo:font-weight="bold" style:font-name-asian="HY중고딕1" style:font-size-asian="11pt" style:font-weight-asian="bold" style:font-name-complex="HY중고딕1" style:font-size-complex="11pt" style:font-weight-complex="bold" style:text-scale="95%"/>
    </style:style>
    <style:style style:name="P36" style:family="paragraph" style:parent-style-name="바탕글">
      <style:text-properties fo:color="#0000ff" style:font-name="맑은 고딕" fo:font-size="11pt" fo:font-style="italic" style:font-name-asian="맑은 고딕1" style:font-size-asian="11pt" style:font-style-asian="italic" style:font-name-complex="맑은 고딕1" style:font-size-complex="11pt" style:font-style-complex="italic"/>
    </style:style>
    <style:style style:name="P37" style:family="paragraph" style:parent-style-name="바탕글">
      <style:text-properties fo:color="#0000ff" style:font-name="맑은 고딕" fo:font-style="italic" fo:font-weight="bold" style:font-name-asian="맑은 고딕1" style:font-style-asian="italic" style:font-weight-asian="bold" style:font-name-complex="맑은 고딕1" style:font-style-complex="italic" style:font-weight-complex="bold"/>
    </style:style>
    <style:style style:name="P38" style:family="paragraph" style:parent-style-name="바탕글">
      <style:paragraph-properties fo:text-align="start" style:justify-single-word="false"/>
      <style:text-properties fo:color="#0000ff" style:font-name="맑은 고딕" fo:font-style="italic" style:font-name-asian="맑은 고딕1" style:font-style-asian="italic" style:font-name-complex="맑은 고딕1" style:font-style-complex="italic"/>
    </style:style>
    <style:style style:name="P39" style:family="paragraph" style:parent-style-name="바탕글">
      <style:paragraph-properties fo:margin-left="0cm" fo:margin-right="1.588cm" fo:line-height="100%" fo:text-align="center" style:justify-single-word="false" fo:text-indent="0cm" style:auto-text-indent="false"/>
      <style:text-properties style:font-name="맑은 고딕" fo:font-size="19pt" fo:letter-spacing="-0.009cm" fo:font-weight="bold" style:font-name-asian="맑은 고딕1" style:font-size-asian="19pt" style:font-weight-asian="bold" style:font-name-complex="맑은 고딕1" style:font-size-complex="19pt" style:font-weight-complex="bold"/>
    </style:style>
    <style:style style:name="P40" style:family="paragraph" style:parent-style-name="바탕글">
      <style:paragraph-properties fo:margin-left="0cm" fo:margin-right="1.588cm" fo:line-height="100%" fo:text-align="center" style:justify-single-word="false" fo:text-indent="0cm" style:auto-text-indent="false"/>
    </style:style>
    <style:style style:name="P41" style:family="paragraph" style:parent-style-name="바탕글">
      <style:paragraph-properties fo:margin-left="0.482cm" fo:margin-right="0cm" fo:line-height="100%" fo:text-indent="-0.482cm" style:auto-text-indent="false"/>
    </style:style>
    <style:style style:name="P42" style:family="paragraph" style:parent-style-name="바탕글">
      <style:paragraph-properties fo:margin-left="0.353cm" fo:margin-right="0cm" fo:text-indent="0.353cm" style:auto-text-indent="false"/>
    </style:style>
    <style:style style:name="P43" style:family="paragraph" style:parent-style-name="바탕글">
      <style:paragraph-properties fo:margin-left="0.353cm" fo:margin-right="0cm" fo:text-indent="0.353cm" style:auto-text-indent="false"/>
      <style:text-properties fo:color="#000000" style:font-name="맑은 고딕" fo:font-weight="bold" style:font-name-asian="맑은 고딕1" style:font-weight-asian="bold" style:font-name-complex="맑은 고딕1" style:font-weight-complex="bold"/>
    </style:style>
    <style:style style:name="P44" style:family="paragraph" style:parent-style-name="바탕글">
      <style:paragraph-properties fo:margin-left="0cm" fo:margin-right="0cm" fo:text-indent="0.353cm" style:auto-text-indent="false"/>
    </style:style>
    <style:style style:name="P45" style:family="paragraph" style:parent-style-name="바탕글">
      <style:paragraph-properties fo:margin-left="0cm" fo:margin-right="0cm" fo:text-indent="0.353cm" style:auto-text-indent="false"/>
      <style:text-properties fo:color="#000000" style:font-name="맑은 고딕" style:font-name-asian="맑은 고딕1" style:font-name-complex="맑은 고딕1"/>
    </style:style>
    <style:style style:name="P46" style:family="paragraph" style:parent-style-name="바탕글">
      <style:paragraph-properties fo:margin-left="0cm" fo:margin-right="0cm" fo:text-indent="0.353cm" style:auto-text-indent="false"/>
      <style:text-properties fo:color="#000000" style:font-name="맑은 고딕" fo:font-weight="bold" style:font-name-asian="맑은 고딕1" style:font-weight-asian="bold" style:font-name-complex="맑은 고딕1" style:font-weight-complex="bold"/>
    </style:style>
    <style:style style:name="P47" style:family="paragraph" style:parent-style-name="바탕글">
      <style:paragraph-properties fo:margin-left="0.49cm" fo:margin-right="0cm" fo:text-align="center" style:justify-single-word="false" fo:text-indent="-0.49cm" style:auto-text-indent="false"/>
    </style:style>
    <style:style style:name="P48" style:family="paragraph" style:parent-style-name="바탕글">
      <style:paragraph-properties fo:margin-left="0.684cm" fo:margin-right="0cm" fo:text-align="center" style:justify-single-word="false" fo:text-indent="-0.684cm" style:auto-text-indent="false"/>
    </style:style>
    <style:style style:name="P49" style:family="paragraph" style:parent-style-name="바탕글">
      <style:paragraph-properties fo:margin-left="0.616cm" fo:margin-right="0cm" fo:line-height="100%" fo:text-indent="-0.616cm" style:auto-text-indent="false"/>
    </style:style>
    <style:style style:name="P50" style:family="paragraph" style:parent-style-name="바탕글">
      <style:paragraph-properties fo:margin-left="0.483cm" fo:margin-right="0cm" fo:line-height="100%" fo:text-align="center" style:justify-single-word="false" fo:text-indent="-0.483cm" style:auto-text-indent="false"/>
    </style:style>
    <style:style style:name="P51" style:family="paragraph" style:parent-style-name="바탕글">
      <style:paragraph-properties fo:margin-left="1.083cm" fo:margin-right="0cm" fo:text-indent="-1.083cm" style:auto-text-indent="false"/>
    </style:style>
    <style:style style:name="P52" style:family="paragraph" style:parent-style-name="바탕글">
      <style:paragraph-properties fo:margin-left="1.083cm" fo:margin-right="0cm" fo:text-indent="-1.083cm" style:auto-text-indent="false"/>
      <style:text-properties style:font-name="HCI Poppy" fo:font-size="15pt" fo:font-weight="bold" style:font-name-asian="휴먼명조1" style:font-size-asian="15pt" style:font-weight-asian="bold" style:font-name-complex="휴먼명조1" style:font-size-complex="15pt" style:font-weight-complex="bold" style:text-scale="95%"/>
    </style:style>
    <style:style style:name="P53" style:family="paragraph" style:parent-style-name="바탕글">
      <style:paragraph-properties fo:text-align="start" style:justify-single-word="false" fo:break-before="page">
        <style:tab-stops>
          <style:tab-stop style:position="1.499cm"/>
          <style:tab-stop style:position="2.999cm"/>
          <style:tab-stop style:position="4.498cm"/>
          <style:tab-stop style:position="5.997cm"/>
          <style:tab-stop style:position="7.497cm"/>
          <style:tab-stop style:position="8.996cm"/>
          <style:tab-stop style:position="10.495cm"/>
          <style:tab-stop style:position="11.994cm"/>
          <style:tab-stop style:position="13.511cm"/>
          <style:tab-stop style:position="15.011cm"/>
          <style:tab-stop style:position="16.51cm"/>
          <style:tab-stop style:position="18.009cm"/>
          <style:tab-stop style:position="19.509cm"/>
          <style:tab-stop style:position="21.008cm"/>
          <style:tab-stop style:position="22.507cm"/>
          <style:tab-stop style:position="24.007cm"/>
          <style:tab-stop style:position="25.523cm"/>
          <style:tab-stop style:position="27.023cm"/>
          <style:tab-stop style:position="28.522cm"/>
          <style:tab-stop style:position="30.021cm"/>
          <style:tab-stop style:position="31.521cm"/>
          <style:tab-stop style:position="33.02cm"/>
          <style:tab-stop style:position="34.519cm"/>
          <style:tab-stop style:position="36.019cm"/>
          <style:tab-stop style:position="37.536cm"/>
          <style:tab-stop style:position="39.035cm"/>
          <style:tab-stop style:position="40.534cm"/>
          <style:tab-stop style:position="42.033cm"/>
          <style:tab-stop style:position="43.533cm"/>
          <style:tab-stop style:position="45.032cm"/>
        </style:tab-stops>
      </style:paragraph-properties>
    </style:style>
    <style:style style:name="P54" style:family="paragraph" style:parent-style-name="바탕글">
      <style:paragraph-properties fo:margin-left="0.965cm" fo:margin-right="0.353cm" fo:text-indent="-0.965cm" style:auto-text-indent="false"/>
      <style:text-properties style:font-name="맑은 고딕" fo:font-size="12pt" fo:letter-spacing="-0.002cm" style:font-name-asian="맑은 고딕1" style:font-size-asian="12pt" style:font-name-complex="맑은 고딕1" style:font-size-complex="12pt" style:text-scale="95%"/>
    </style:style>
    <style:style style:name="P55" style:family="paragraph" style:parent-style-name="바탕글">
      <style:paragraph-properties fo:margin-left="0cm" fo:margin-right="0.353cm" fo:text-indent="0cm" style:auto-text-indent="false"/>
    </style:style>
    <style:style style:name="P56" style:family="paragraph" style:parent-style-name="바탕글">
      <style:paragraph-properties fo:margin-left="0cm" fo:margin-right="0.353cm" fo:text-indent="0cm" style:auto-text-indent="false"/>
      <style:text-properties style:font-name="맑은 고딕" fo:letter-spacing="-0.002cm" style:font-name-asian="맑은 고딕1" style:font-name-complex="맑은 고딕1" style:text-scale="95%"/>
    </style:style>
    <style:style style:name="P57" style:family="paragraph" style:parent-style-name="바탕글">
      <style:paragraph-properties fo:margin-left="0cm" fo:margin-right="0.353cm" fo:text-indent="0cm" style:auto-text-indent="false"/>
      <style:text-properties style:font-name="맑은 고딕" fo:font-size="5pt" style:font-name-asian="맑은 고딕1" style:font-size-asian="5pt" style:font-name-complex="맑은 고딕1" style:font-size-complex="5pt" style:text-scale="95%"/>
    </style:style>
    <style:style style:name="P58" style:family="paragraph" style:parent-style-name="바탕글">
      <style:paragraph-properties fo:margin-left="0cm" fo:margin-right="0.353cm" fo:text-indent="0cm" style:auto-text-indent="false"/>
      <style:text-properties style:font-name="맑은 고딕" fo:font-size="14pt" fo:letter-spacing="-0.002cm" style:font-name-asian="맑은 고딕1" style:font-size-asian="14pt" style:font-name-complex="맑은 고딕1" style:font-size-complex="14pt" style:text-scale="95%"/>
    </style:style>
    <style:style style:name="P59" style:family="paragraph" style:parent-style-name="바탕글">
      <style:paragraph-properties fo:margin-left="0cm" fo:margin-right="0.533cm" fo:text-align="center" style:justify-single-word="false" fo:text-indent="0cm" style:auto-text-indent="false"/>
    </style:style>
    <style:style style:name="P60" style:family="paragraph" style:parent-style-name="바탕글">
      <style:paragraph-properties fo:margin-left="0cm" fo:margin-right="0.533cm" fo:text-align="center" style:justify-single-word="false" fo:text-indent="0cm" style:auto-text-indent="false"/>
      <style:text-properties style:font-name="맑은 고딕" style:font-name-asian="맑은 고딕1" style:font-name-complex="맑은 고딕1" style:text-scale="95%"/>
    </style:style>
    <style:style style:name="P61" style:family="paragraph" style:parent-style-name="바탕글">
      <style:paragraph-properties fo:margin-left="0cm" fo:margin-right="0.533cm" fo:text-align="end" style:justify-single-word="false" fo:text-indent="0cm" style:auto-text-indent="false"/>
      <style:text-properties style:font-name="맑은 고딕" style:font-name-asian="맑은 고딕1" style:font-name-complex="맑은 고딕1" style:text-scale="95%"/>
    </style:style>
    <style:style style:name="P62" style:family="paragraph" style:parent-style-name="바탕글">
      <style:paragraph-properties fo:margin-left="0cm" fo:margin-right="0.533cm" fo:text-align="end" style:justify-single-word="false" fo:text-indent="0cm" style:auto-text-indent="false"/>
      <style:text-properties style:font-name="맑은 고딕" fo:font-size="5pt" style:font-name-asian="맑은 고딕1" style:font-size-asian="5pt" style:font-name-complex="맑은 고딕1" style:font-size-complex="5pt" style:text-scale="95%"/>
    </style:style>
    <style:style style:name="P63" style:family="paragraph" style:parent-style-name="바탕글">
      <style:paragraph-properties fo:margin-left="0cm" fo:margin-right="0.533cm" fo:text-align="end" style:justify-single-word="false" fo:text-indent="0cm" style:auto-text-indent="false"/>
      <style:text-properties style:font-name="맑은 고딕" fo:font-size="3pt" style:font-name-asian="맑은 고딕1" style:font-size-asian="3pt" style:font-name-complex="맑은 고딕1" style:font-size-complex="3pt" style:text-scale="95%"/>
    </style:style>
    <style:style style:name="P64" style:family="paragraph" style:parent-style-name="바탕글">
      <style:paragraph-properties fo:margin-left="0cm" fo:margin-right="0.533cm" fo:text-align="end" style:justify-single-word="false" fo:text-indent="0cm" style:auto-text-indent="false"/>
    </style:style>
    <style:style style:name="P65" style:family="paragraph" style:parent-style-name="바탕글">
      <style:paragraph-properties fo:margin-left="0cm" fo:margin-right="0.633cm" fo:text-align="end" style:justify-single-word="false" fo:text-indent="0cm" style:auto-text-indent="false"/>
      <style:text-properties style:font-name="맑은 고딕" fo:font-size="3pt" style:font-name-asian="맑은 고딕1" style:font-size-asian="3pt" style:font-name-complex="맑은 고딕1" style:font-size-complex="3pt" style:text-scale="95%"/>
    </style:style>
    <style:style style:name="P66" style:family="paragraph" style:parent-style-name="쪽_20_번호">
      <style:paragraph-properties fo:text-align="center" style:justify-single-word="false"/>
    </style:style>
    <style:style style:name="P67" style:family="paragraph" style:parent-style-name="쪽_20_번호">
      <style:paragraph-properties fo:text-align="center" style:justify-single-word="false"/>
    </style:style>
    <style:style style:name="P68" style:family="paragraph" style:parent-style-name="_28_신명조13_29_">
      <style:paragraph-properties fo:line-height="103%"/>
      <style:text-properties style:font-name="맑은 고딕" style:font-name-asian="맑은 고딕1" style:font-name-complex="맑은 고딕1" style:text-scale="95%"/>
    </style:style>
    <style:style style:name="T1" style:family="text">
      <style:text-properties style:font-name="맑은 고딕" fo:font-size="17pt" fo:font-weight="bold" style:font-name-asian="맑은 고딕1" style:font-size-asian="17pt" style:font-weight-asian="bold" style:font-name-complex="맑은 고딕1" style:font-size-complex="17pt" style:font-weight-complex="bold"/>
    </style:style>
    <style:style style:name="T2" style:family="text">
      <style:text-properties style:font-name="맑은 고딕" fo:font-size="11pt" fo:font-weight="bold" style:font-name-asian="맑은 고딕1" style:font-size-asian="11pt" style:font-weight-asian="bold" style:font-name-complex="맑은 고딕1" style:font-size-complex="11pt" style:font-weight-complex="bold"/>
    </style:style>
    <style:style style:name="T3" style:family="text">
      <style:text-properties style:font-name="맑은 고딕" fo:font-size="11pt" fo:font-weight="bold" style:font-name-asian="맑은 고딕1" style:font-size-asian="11pt" style:font-weight-asian="bold" style:font-name-complex="맑은 고딕1" style:font-size-complex="11pt" style:font-weight-complex="bold" style:text-scale="95%"/>
    </style:style>
    <style:style style:name="T4" style:family="text">
      <style:text-properties style:font-name="맑은 고딕" fo:font-size="11pt" style:font-name-asian="맑은 고딕1" style:font-size-asian="11pt" style:font-name-complex="맑은 고딕1" style:font-size-complex="11pt" style:text-scale="95%"/>
    </style:style>
    <style:style style:name="T5" style:family="text">
      <style:text-properties style:font-name="맑은 고딕" fo:font-size="11pt" officeooo:rsid="0002fc23" style:font-name-asian="맑은 고딕1" style:font-size-asian="11pt" style:font-name-complex="맑은 고딕1" style:font-size-complex="11pt" style:text-scale="95%"/>
    </style:style>
    <style:style style:name="T6" style:family="text">
      <style:text-properties style:font-name="맑은 고딕" fo:font-size="11pt" fo:letter-spacing="-0.014cm" fo:font-weight="bold" style:font-name-asian="맑은 고딕1" style:font-size-asian="11pt" style:font-weight-asian="bold" style:font-name-complex="맑은 고딕1" style:font-size-complex="11pt" style:font-weight-complex="bold" style:text-scale="95%"/>
    </style:style>
    <style:style style:name="T7" style:family="text">
      <style:text-properties style:font-name="맑은 고딕" fo:font-size="11pt" fo:letter-spacing="-0.007cm" fo:font-weight="bold" style:font-name-asian="맑은 고딕1" style:font-size-asian="11pt" style:font-weight-asian="bold" style:font-name-complex="맑은 고딕1" style:font-size-complex="11pt" style:font-weight-complex="bold" style:text-scale="95%"/>
    </style:style>
    <style:style style:name="T8" style:family="text">
      <style:text-properties style:font-name="맑은 고딕" fo:font-size="11pt" fo:letter-spacing="-0.019cm" fo:font-weight="bold" style:font-name-asian="맑은 고딕1" style:font-size-asian="11pt" style:font-weight-asian="bold" style:font-name-complex="맑은 고딕1" style:font-size-complex="11pt" style:font-weight-complex="bold"/>
    </style:style>
    <style:style style:name="T9" style:family="text">
      <style:text-properties style:font-name="맑은 고딕" fo:font-size="11pt" fo:letter-spacing="-0.002cm" style:font-name-asian="맑은 고딕1" style:font-size-asian="11pt" style:font-name-complex="맑은 고딕1" style:font-size-complex="11pt" style:text-scale="95%"/>
    </style:style>
    <style:style style:name="T10" style:family="text">
      <style:text-properties style:font-name="맑은 고딕" fo:font-size="12pt" style:font-name-asian="맑은 고딕1" style:font-size-asian="12pt" style:font-name-complex="맑은 고딕1" style:font-size-complex="12pt" style:text-scale="95%"/>
    </style:style>
    <style:style style:name="T11" style:family="text">
      <style:text-properties style:font-name="맑은 고딕" fo:font-size="12pt" fo:font-weight="bold" style:font-name-asian="맑은 고딕1" style:font-size-asian="12pt" style:font-weight-asian="bold" style:font-name-complex="맑은 고딕1" style:font-size-complex="12pt" style:font-weight-complex="bold" style:text-scale="95%"/>
    </style:style>
    <style:style style:name="T12" style:family="text">
      <style:text-properties style:font-name="맑은 고딕" fo:font-size="12pt" fo:letter-spacing="-0.005cm" fo:font-weight="bold" style:font-name-asian="맑은 고딕1" style:font-size-asian="12pt" style:font-weight-asian="bold" style:font-name-complex="맑은 고딕1" style:font-size-complex="12pt" style:font-weight-complex="bold" style:text-scale="95%"/>
    </style:style>
    <style:style style:name="T13" style:family="text">
      <style:text-properties style:font-name="맑은 고딕" fo:font-size="19pt" fo:letter-spacing="-0.009cm" fo:font-weight="bold" style:font-name-asian="맑은 고딕1" style:font-size-asian="19pt" style:font-weight-asian="bold" style:font-name-complex="맑은 고딕1" style:font-size-complex="19pt" style:font-weight-complex="bold"/>
    </style:style>
    <style:style style:name="T14" style:family="text">
      <style:text-properties style:font-name="맑은 고딕" fo:font-size="18pt" fo:letter-spacing="-0.009cm" fo:font-weight="bold" style:font-name-asian="맑은 고딕1" style:font-size-asian="18pt" style:font-weight-asian="bold" style:font-name-complex="맑은 고딕1" style:font-size-complex="18pt" style:font-weight-complex="bold"/>
    </style:style>
    <style:style style:name="T15" style:family="text">
      <style:text-properties style:font-name="맑은 고딕" style:font-name-asian="맑은 고딕1" style:font-name-complex="맑은 고딕1"/>
    </style:style>
    <style:style style:name="T16" style:family="text">
      <style:text-properties style:font-name="맑은 고딕" style:font-name-asian="맑은 고딕1" style:font-name-complex="맑은 고딕1" style:text-scale="95%"/>
    </style:style>
    <style:style style:name="T17" style:family="text">
      <style:text-properties style:font-name="맑은 고딕" fo:letter-spacing="-0.004cm" fo:font-weight="bold" style:font-name-asian="맑은 고딕1" style:font-weight-asian="bold" style:font-name-complex="맑은 고딕1" style:font-weight-complex="bold" style:text-scale="90%"/>
    </style:style>
    <style:style style:name="T18" style:family="text">
      <style:text-properties style:font-name="맑은 고딕" fo:letter-spacing="-0.009cm" style:font-name-asian="맑은 고딕1" style:font-name-complex="맑은 고딕1"/>
    </style:style>
    <style:style style:name="T19" style:family="text">
      <style:text-properties style:font-name="맑은 고딕" style:text-underline-style="solid" style:text-underline-width="auto" style:text-underline-color="#000000" fo:font-weight="bold" style:font-name-asian="맑은 고딕1" style:font-weight-asian="bold" style:font-name-complex="맑은 고딕1" style:font-weight-complex="bold"/>
    </style:style>
    <style:style style:name="T20" style:family="text">
      <style:text-properties style:font-name="맑은 고딕" fo:font-size="14pt" style:font-name-asian="맑은 고딕1" style:font-size-asian="14pt" style:font-name-complex="맑은 고딕1" style:font-size-complex="14pt" style:text-scale="95%"/>
    </style:style>
    <style:style style:name="T21" style:family="text">
      <style:text-properties style:font-name="맑은 고딕" fo:font-size="14pt" officeooo:rsid="00093ca8" style:font-name-asian="맑은 고딕1" style:font-size-asian="14pt" style:font-name-complex="맑은 고딕1" style:font-size-complex="14pt" style:text-scale="95%"/>
    </style:style>
    <style:style style:name="T22" style:family="text">
      <style:text-properties style:font-name="맑은 고딕" fo:font-size="14pt" fo:font-weight="bold" style:font-name-asian="맑은 고딕1" style:font-size-asian="14pt" style:font-weight-asian="bold" style:font-name-complex="맑은 고딕1" style:font-size-complex="14pt" style:font-weight-complex="bold" style:text-scale="95%"/>
    </style:style>
    <style:style style:name="T23" style:family="text">
      <style:text-properties style:font-name="맑은 고딕" fo:font-size="14pt" style:text-underline-style="solid" style:text-underline-width="auto" style:text-underline-color="#000000" style:font-name-asian="맑은 고딕1" style:font-size-asian="14pt" style:font-name-complex="맑은 고딕1" style:font-size-complex="14pt" style:text-scale="95%"/>
    </style:style>
    <style:style style:name="T24" style:family="text">
      <style:text-properties style:font-name="맑은 고딕" fo:font-weight="bold" style:font-name-asian="맑은 고딕1" style:font-weight-asian="bold" style:font-name-complex="맑은 고딕1" style:font-weight-complex="bold"/>
    </style:style>
    <style:style style:name="T25" style:family="text">
      <style:text-properties style:font-name="맑은 고딕" fo:font-weight="bold" style:font-name-asian="맑은 고딕1" style:font-weight-asian="bold" style:font-name-complex="맑은 고딕1" style:font-weight-complex="bold" style:text-scale="95%"/>
    </style:style>
    <style:style style:name="T26" style:family="text">
      <style:text-properties style:font-name="맑은 고딕" fo:font-weight="bold" style:font-name-asian="맑은 고딕1" style:font-weight-asian="bold" style:font-name-complex="맑은 고딕1" style:font-weight-complex="bold" style:text-scale="91%"/>
    </style:style>
    <style:style style:name="T27" style:family="text">
      <style:text-properties style:font-name="맑은 고딕" fo:font-size="20pt" fo:letter-spacing="0.035cm" fo:font-weight="bold" style:font-name-asian="맑은 고딕1" style:font-size-asian="20pt" style:font-weight-asian="bold" style:font-name-complex="맑은 고딕1" style:font-size-complex="20pt" style:font-weight-complex="bold" style:text-scale="95%"/>
    </style:style>
    <style:style style:name="T28" style:family="text">
      <style:text-properties style:font-name="휴먼명조" fo:font-size="14pt" style:font-name-asian="휴먼명조1" style:font-size-asian="14pt" style:font-name-complex="휴먼명조1" style:font-size-complex="14pt" style:text-scale="95%"/>
    </style:style>
    <style:style style:name="T29" style:family="text">
      <style:text-properties style:font-name="HCI Poppy" fo:font-size="13pt" fo:font-weight="bold" style:font-name-asian="휴먼명조1" style:font-size-asian="13pt" style:font-weight-asian="bold" style:font-name-complex="휴먼명조1" style:font-size-complex="13pt" style:font-weight-complex="bold"/>
    </style:style>
    <style:style style:name="T30" style:family="text">
      <style:text-properties style:font-name="HY헤드라인M" fo:font-size="18pt" style:font-name-asian="HY헤드라인M1" style:font-size-asian="18pt" style:font-name-complex="HY헤드라인M1" style:font-size-complex="18pt"/>
    </style:style>
    <style:style style:name="T31" style:family="text">
      <style:text-properties style:font-name="HY헤드라인M" fo:font-size="13pt" style:font-name-asian="HY헤드라인M1" style:font-size-asian="13pt" style:font-name-complex="HY헤드라인M1" style:font-size-complex="13pt"/>
    </style:style>
    <style:style style:name="T32" style:family="text">
      <style:text-properties style:font-name="HY헤드라인M" fo:font-size="20pt" fo:font-weight="bold" style:font-name-asian="HY헤드라인M1" style:font-size-asian="20pt" style:font-weight-asian="bold" style:font-name-complex="HY헤드라인M1" style:font-size-complex="20pt" style:font-weight-complex="bold"/>
    </style:style>
    <style:style style:name="T33" style:family="text">
      <style:text-properties style:font-name="HY헤드라인M" fo:font-size="20pt" style:font-name-asian="HY헤드라인M1" style:font-size-asian="20pt" style:font-name-complex="HY헤드라인M1" style:font-size-complex="20pt"/>
    </style:style>
    <style:style style:name="T34" style:family="text">
      <style:text-properties style:font-name="HY중고딕" fo:font-size="12pt" fo:letter-spacing="-0.032cm" fo:font-weight="bold" style:font-name-asian="HY중고딕1" style:font-size-asian="12pt" style:font-weight-asian="bold" style:font-name-complex="HY중고딕1" style:font-size-complex="12pt" style:font-weight-complex="bold" style:text-scale="95%"/>
    </style:style>
    <style:style style:name="T35" style:family="text">
      <style:text-properties style:font-name="HY중고딕" fo:font-size="12pt" fo:font-weight="bold" style:font-name-asian="HY중고딕1" style:font-size-asian="12pt" style:font-weight-asian="bold" style:font-name-complex="HY중고딕1" style:font-size-complex="12pt" style:font-weight-complex="bold" style:text-scale="95%"/>
    </style:style>
    <style:style style:name="T36" style:family="text">
      <style:text-properties fo:color="#000000" style:font-name="맑은 고딕" fo:font-weight="bold" style:font-name-asian="맑은 고딕1" style:font-weight-asian="bold" style:font-name-complex="맑은 고딕1" style:font-weight-complex="bold"/>
    </style:style>
    <style:style style:name="T37" style:family="text">
      <style:text-properties fo:color="#000000" style:font-name="맑은 고딕" fo:font-weight="bold" officeooo:rsid="0004b9c0" style:font-name-asian="맑은 고딕1" style:font-weight-asian="bold" style:font-name-complex="맑은 고딕1" style:font-weight-complex="bold"/>
    </style:style>
    <style:style style:name="T38" style:family="text">
      <style:text-properties fo:color="#000000" style:font-name="맑은 고딕" fo:font-weight="bold" officeooo:rsid="0006b60b" style:font-name-asian="맑은 고딕1" style:font-weight-asian="bold" style:font-name-complex="맑은 고딕1" style:font-weight-complex="bold"/>
    </style:style>
    <style:style style:name="T39" style:family="text">
      <style:text-properties fo:color="#000000" style:font-name="맑은 고딕" fo:font-size="12pt" fo:font-weight="bold" style:font-name-asian="맑은 고딕1" style:font-size-asian="12pt" style:font-weight-asian="bold" style:font-name-complex="맑은 고딕1" style:font-size-complex="12pt" style:font-weight-complex="bold"/>
    </style:style>
    <style:style style:name="T40" style:family="text">
      <style:text-properties fo:color="#000000" style:font-name="맑은 고딕" fo:font-size="11pt" fo:font-weight="bold" style:font-name-asian="맑은 고딕1" style:font-size-asian="11pt" style:font-weight-asian="bold" style:font-name-complex="맑은 고딕1" style:font-size-complex="11pt" style:font-weight-complex="bold"/>
    </style:style>
    <style:style style:name="T41" style:family="text">
      <style:text-properties fo:color="#000000" style:font-name="HY중고딕" fo:font-size="11pt" fo:font-weight="bold" style:font-name-asian="HY중고딕1" style:font-size-asian="11pt" style:font-weight-asian="bold" style:font-name-complex="HY중고딕1" style:font-size-complex="11pt" style:font-weight-complex="bold" style:text-scale="95%"/>
    </style:style>
    <style:style style:name="T42" style:family="text">
      <style:text-properties fo:color="#000000" style:font-name="HY중고딕" fo:font-size="11pt" fo:font-weight="bold" officeooo:rsid="00093ca8" style:font-name-asian="HY중고딕1" style:font-size-asian="11pt" style:font-weight-asian="bold" style:font-name-complex="HY중고딕1" style:font-size-complex="11pt" style:font-weight-complex="bold" style:text-scale="95%"/>
    </style:style>
    <style:style style:name="T43" style:family="text">
      <style:text-properties fo:color="#4c4c4c" style:font-name="맑은 고딕" style:font-name-asian="맑은 고딕1" style:font-name-complex="맑은 고딕1"/>
    </style:style>
    <style:style style:name="T44" style:family="text">
      <style:text-properties fo:color="#4c4c4c" style:font-name="맑은 고딕" style:font-name-asian="맑은 고딕1" style:font-name-complex="맑은 고딕1" style:text-scale="95%"/>
    </style:style>
    <style:style style:name="T45"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표1" table:style-name="표1">
        <table:table-column table:style-name="표1.A"/>
        <table:table-row table:style-name="표1.1">
          <table:table-cell table:style-name="표1.A1" office:value-type="string">
            <text:p text:style-name="P5"><text:span text:style-name="T1">2020-1학기 한성대학교 창업동아리 신청서</text:span></text:p>
          </table:table-cell>
        </table:table-row>
      </table:table>
      <text:p text:style-name="P1"/>
      <text:p text:style-name="P6"/>
      <table:table table:name="표2" table:style-name="표2">
        <table:table-column table:style-name="표2.A"/>
        <table:table-column table:style-name="표2.B"/>
        <table:table-column table:style-name="표2.C"/>
        <table:table-column table:style-name="표2.D"/>
        <table:table-column table:style-name="표2.E"/>
        <table:table-column table:style-name="표2.F"/>
        <table:table-column table:style-name="표2.G"/>
        <table:table-column table:style-name="표2.H"/>
        <table:table-column table:style-name="표2.I"/>
        <table:table-column table:style-name="표2.J"/>
        <table:table-row table:style-name="표2.1">
          <table:table-cell table:style-name="표2.A1" table:number-columns-spanned="3" office:value-type="string">
            <text:p text:style-name="P8"><text:span text:style-name="T3">창업 아이템 분야</text:span></text:p>
          </table:table-cell>
          <table:covered-table-cell/>
          <table:covered-table-cell/>
          <table:table-cell table:style-name="표2.D1" table:number-columns-spanned="7" office:value-type="string">
            <text:p text:style-name="P7"><text:span text:style-name="T4">□기술 <text:s/>□패션·디자인 <text:s/>□융합 및 기타 <text:s text:c="2"/></text:span></text:p>
          </table:table-cell>
          <table:covered-table-cell/>
          <table:covered-table-cell/>
          <table:covered-table-cell/>
          <table:covered-table-cell/>
          <table:covered-table-cell/>
          <table:covered-table-cell/>
        </table:table-row>
        <table:table-row table:style-name="표2.2">
          <table:table-cell table:style-name="표2.A2" table:number-rows-spanned="2" table:number-columns-spanned="2" office:value-type="string">
            <text:p text:style-name="P8"><text:span text:style-name="T3">동아리</text:span></text:p>
            <text:p text:style-name="P8"><text:span text:style-name="T3">일반현황</text:span></text:p>
          </table:table-cell>
          <table:covered-table-cell/>
          <table:table-cell table:style-name="표2.C2" office:value-type="string">
            <text:p text:style-name="P8"><text:span text:style-name="T3">동아리명</text:span></text:p>
          </table:table-cell>
          <table:table-cell table:style-name="표2.D2" table:number-columns-spanned="3" office:value-type="string">
            <text:p text:style-name="P8"><text:span text:style-name="T4">S-Craft</text:span></text:p>
          </table:table-cell>
          <table:covered-table-cell/>
          <table:covered-table-cell/>
          <table:table-cell table:style-name="표2.C2" office:value-type="string">
            <text:p text:style-name="P8"><text:span text:style-name="T6">팀원수</text:span></text:p>
          </table:table-cell>
          <table:table-cell table:style-name="표2.H2" table:number-columns-spanned="3" office:value-type="string">
            <text:p text:style-name="P8"><text:span text:style-name="T4">4명</text:span></text:p>
          </table:table-cell>
          <table:covered-table-cell/>
          <table:covered-table-cell/>
        </table:table-row>
        <table:table-row table:style-name="표2.3">
          <table:covered-table-cell/>
          <table:covered-table-cell/>
          <table:table-cell table:style-name="표2.C2" office:value-type="string">
            <text:p text:style-name="P8"><text:span text:style-name="T6">구성정보</text:span></text:p>
          </table:table-cell>
          <table:table-cell table:style-name="표2.D3" table:number-columns-spanned="7" office:value-type="string">
            <text:p text:style-name="P7"><text:span text:style-name="T4">□교내연합 <text:s text:c="3"/>□타학교학생연합 <text:s text:c="3"/>□기타</text:span></text:p>
          </table:table-cell>
          <table:covered-table-cell/>
          <table:covered-table-cell/>
          <table:covered-table-cell/>
          <table:covered-table-cell/>
          <table:covered-table-cell/>
          <table:covered-table-cell/>
        </table:table-row>
        <table:table-row table:style-name="표2.1">
          <table:table-cell table:style-name="표2.A2" table:number-rows-spanned="3" table:number-columns-spanned="2" office:value-type="string">
            <text:p text:style-name="P8"><text:span text:style-name="T7">팀장</text:span></text:p>
            <text:p text:style-name="P8"><text:span text:style-name="T7">(신청자)</text:span></text:p>
          </table:table-cell>
          <table:covered-table-cell/>
          <table:table-cell table:style-name="표2.C2" office:value-type="string">
            <text:p text:style-name="P8"><text:span text:style-name="T3">성 <text:s text:c="3"/>명</text:span></text:p>
          </table:table-cell>
          <table:table-cell table:style-name="표2.D4" office:value-type="string">
            <text:p text:style-name="P8"><text:span text:style-name="T4">우강건</text:span></text:p>
          </table:table-cell>
          <table:table-cell table:style-name="표2.C2" office:value-type="string">
            <text:p text:style-name="P8"><text:span text:style-name="T3">생년월일</text:span></text:p>
          </table:table-cell>
          <table:table-cell table:style-name="표2.F4" table:number-columns-spanned="5" office:value-type="string">
            <text:p text:style-name="P8"><text:span text:style-name="T4">1991년 3월 24일</text:span></text:p>
          </table:table-cell>
          <table:covered-table-cell/>
          <table:covered-table-cell/>
          <table:covered-table-cell/>
          <table:covered-table-cell/>
        </table:table-row>
        <table:table-row table:style-name="표2.1">
          <table:covered-table-cell/>
          <table:covered-table-cell/>
          <table:table-cell table:style-name="표2.C2" office:value-type="string">
            <text:p text:style-name="P8"><text:span text:style-name="T3">학 <text:s text:c="3"/>번</text:span></text:p>
          </table:table-cell>
          <table:table-cell table:style-name="표2.D5" office:value-type="string">
            <text:p text:style-name="P7"><text:span text:style-name="T4">1612026</text:span></text:p>
          </table:table-cell>
          <table:table-cell table:style-name="표2.C2" office:value-type="string">
            <text:p text:style-name="P8"><text:span text:style-name="T3">전 <text:s text:c="3"/>공</text:span></text:p>
          </table:table-cell>
          <table:table-cell table:style-name="표2.F5" table:number-columns-spanned="3" office:value-type="string">
            <text:p text:style-name="P7"><text:span text:style-name="T4">영어영문학부</text:span></text:p>
          </table:table-cell>
          <table:covered-table-cell/>
          <table:covered-table-cell/>
          <table:table-cell table:style-name="표2.C2" office:value-type="string">
            <text:p text:style-name="P8"><text:span text:style-name="T3">학년</text:span></text:p>
          </table:table-cell>
          <table:table-cell table:style-name="표2.J5" office:value-type="string">
            <text:p text:style-name="P7"><text:span text:style-name="T4">4</text:span></text:p>
          </table:table-cell>
        </table:table-row>
        <table:table-row table:style-name="표2.1">
          <table:covered-table-cell/>
          <table:covered-table-cell/>
          <table:table-cell table:style-name="표2.C2" office:value-type="string">
            <text:p text:style-name="P8"><text:span text:style-name="T3">휴대전화</text:span></text:p>
          </table:table-cell>
          <table:table-cell table:style-name="표2.D6" office:value-type="string">
            <text:p text:style-name="P7"><text:span text:style-name="T4">010-8236-3450</text:span></text:p>
          </table:table-cell>
          <table:table-cell table:style-name="표2.C2" office:value-type="string">
            <text:p text:style-name="P8"><text:span text:style-name="T3">이 메 일</text:span></text:p>
          </table:table-cell>
          <table:table-cell table:style-name="표2.F6" table:number-columns-spanned="5" office:value-type="string">
            <text:p text:style-name="P8"><text:span text:style-name="T5">checkinmysoul</text:span><text:span text:style-name="T4">@</text:span><text:span text:style-name="T5">gmail.com</text:span></text:p>
          </table:table-cell>
          <table:covered-table-cell/>
          <table:covered-table-cell/>
          <table:covered-table-cell/>
          <table:covered-table-cell/>
        </table:table-row>
        <table:table-row table:style-name="표2.1">
          <table:table-cell table:style-name="표2.A2" table:number-rows-spanned="3" table:number-columns-spanned="2" office:value-type="string">
            <text:p text:style-name="P8"><text:span text:style-name="T3">팀원1</text:span></text:p>
          </table:table-cell>
          <table:covered-table-cell/>
          <table:table-cell table:style-name="표2.C2" office:value-type="string">
            <text:p text:style-name="P8"><text:span text:style-name="T3">성 <text:s text:c="3"/>명</text:span></text:p>
          </table:table-cell>
          <table:table-cell table:style-name="표2.D7" office:value-type="string">
            <text:p text:style-name="P8"><text:span text:style-name="T4">박홍섭</text:span></text:p>
          </table:table-cell>
          <table:table-cell table:style-name="표2.C2" office:value-type="string">
            <text:p text:style-name="P8"><text:span text:style-name="T3">생년월일</text:span></text:p>
          </table:table-cell>
          <table:table-cell table:style-name="표2.F7" table:number-columns-spanned="5" office:value-type="string">
            <text:p text:style-name="P8"><text:span text:style-name="T4">1994년 11월 14일</text:span></text:p>
          </table:table-cell>
          <table:covered-table-cell/>
          <table:covered-table-cell/>
          <table:covered-table-cell/>
          <table:covered-table-cell/>
        </table:table-row>
        <table:table-row table:style-name="표2.1">
          <table:covered-table-cell/>
          <table:covered-table-cell/>
          <table:table-cell table:style-name="표2.C2" office:value-type="string">
            <text:p text:style-name="P8"><text:span text:style-name="T3">학 <text:s text:c="3"/>번</text:span></text:p>
          </table:table-cell>
          <table:table-cell table:style-name="표2.D8" office:value-type="string">
            <text:p text:style-name="P7"><text:span text:style-name="T4">1711212</text:span></text:p>
          </table:table-cell>
          <table:table-cell table:style-name="표2.C2" office:value-type="string">
            <text:p text:style-name="P8"><text:span text:style-name="T3">전 <text:s text:c="3"/>공</text:span></text:p>
          </table:table-cell>
          <table:table-cell table:style-name="표2.F8" table:number-columns-spanned="3" office:value-type="string">
            <text:p text:style-name="P7"><text:span text:style-name="T4">영미언어정보트랙</text:span></text:p>
          </table:table-cell>
          <table:covered-table-cell/>
          <table:covered-table-cell/>
          <table:table-cell table:style-name="표2.C2" office:value-type="string">
            <text:p text:style-name="P8"><text:span text:style-name="T3">학년</text:span></text:p>
          </table:table-cell>
          <table:table-cell table:style-name="표2.J8" office:value-type="string">
            <text:p text:style-name="P7"><text:span text:style-name="T4">4</text:span></text:p>
          </table:table-cell>
        </table:table-row>
        <table:table-row table:style-name="표2.1">
          <table:covered-table-cell/>
          <table:covered-table-cell/>
          <table:table-cell table:style-name="표2.C2" office:value-type="string">
            <text:p text:style-name="P8"><text:span text:style-name="T3">휴대전화</text:span></text:p>
          </table:table-cell>
          <table:table-cell table:style-name="표2.D9" office:value-type="string">
            <text:p text:style-name="P7"><text:span text:style-name="T4">010-9032-1307</text:span></text:p>
          </table:table-cell>
          <table:table-cell table:style-name="표2.C2" office:value-type="string">
            <text:p text:style-name="P8"><text:span text:style-name="T3">이 메 일</text:span></text:p>
          </table:table-cell>
          <table:table-cell table:style-name="표2.F9" table:number-columns-spanned="5" office:value-type="string">
            <text:p text:style-name="P8"><text:span text:style-name="T4">cucudas18@naver.com</text:span></text:p>
          </table:table-cell>
          <table:covered-table-cell/>
          <table:covered-table-cell/>
          <table:covered-table-cell/>
          <table:covered-table-cell/>
        </table:table-row>
        <table:table-row table:style-name="표2.1">
          <table:table-cell table:style-name="표2.A2" table:number-rows-spanned="3" table:number-columns-spanned="2" office:value-type="string">
            <text:p text:style-name="P8"><text:span text:style-name="T3">팀원2</text:span></text:p>
          </table:table-cell>
          <table:covered-table-cell/>
          <table:table-cell table:style-name="표2.C2" office:value-type="string">
            <text:p text:style-name="P8"><text:span text:style-name="T3">성 <text:s text:c="3"/>명</text:span></text:p>
          </table:table-cell>
          <table:table-cell table:style-name="표2.D10" office:value-type="string">
            <text:p text:style-name="P8"><text:span text:style-name="T4">한지민</text:span></text:p>
          </table:table-cell>
          <table:table-cell table:style-name="표2.C2" office:value-type="string">
            <text:p text:style-name="P8"><text:span text:style-name="T3">생년월일</text:span></text:p>
          </table:table-cell>
          <table:table-cell table:style-name="표2.F10" table:number-columns-spanned="5" office:value-type="string">
            <text:p text:style-name="P8"><text:span text:style-name="T4">1996년 2월 7일</text:span></text:p>
          </table:table-cell>
          <table:covered-table-cell/>
          <table:covered-table-cell/>
          <table:covered-table-cell/>
          <table:covered-table-cell/>
        </table:table-row>
        <table:table-row table:style-name="표2.1">
          <table:covered-table-cell/>
          <table:covered-table-cell/>
          <table:table-cell table:style-name="표2.C2" office:value-type="string">
            <text:p text:style-name="P8"><text:span text:style-name="T3">학 <text:s text:c="3"/>번</text:span></text:p>
          </table:table-cell>
          <table:table-cell table:style-name="표2.D11" office:value-type="string">
            <text:p text:style-name="P7"><text:span text:style-name="T4">1512090</text:span></text:p>
          </table:table-cell>
          <table:table-cell table:style-name="표2.C2" office:value-type="string">
            <text:p text:style-name="P8"><text:span text:style-name="T3">전 <text:s text:c="3"/>공</text:span></text:p>
          </table:table-cell>
          <table:table-cell table:style-name="표2.F11" table:number-columns-spanned="3" office:value-type="string">
            <text:p text:style-name="P7"><text:span text:style-name="T4">영어영문학부</text:span></text:p>
          </table:table-cell>
          <table:covered-table-cell/>
          <table:covered-table-cell/>
          <table:table-cell table:style-name="표2.C2" office:value-type="string">
            <text:p text:style-name="P8"><text:span text:style-name="T3">학년</text:span></text:p>
          </table:table-cell>
          <table:table-cell table:style-name="표2.J11" office:value-type="string">
            <text:p text:style-name="P7"><text:span text:style-name="T4">4</text:span></text:p>
          </table:table-cell>
        </table:table-row>
        <table:table-row table:style-name="표2.1">
          <table:covered-table-cell/>
          <table:covered-table-cell/>
          <table:table-cell table:style-name="표2.C2" office:value-type="string">
            <text:p text:style-name="P8"><text:span text:style-name="T3">휴대전화</text:span></text:p>
          </table:table-cell>
          <table:table-cell table:style-name="표2.D12" office:value-type="string">
            <text:p text:style-name="P7"><text:span text:style-name="T4">010-8478-1055</text:span></text:p>
          </table:table-cell>
          <table:table-cell table:style-name="표2.C2" office:value-type="string">
            <text:p text:style-name="P8"><text:span text:style-name="T3">이 메 일</text:span></text:p>
          </table:table-cell>
          <table:table-cell table:style-name="표2.F12" table:number-columns-spanned="5" office:value-type="string">
            <text:p text:style-name="P8"><text:span text:style-name="T4">happy_hjm@naver.com</text:span></text:p>
          </table:table-cell>
          <table:covered-table-cell/>
          <table:covered-table-cell/>
          <table:covered-table-cell/>
          <table:covered-table-cell/>
        </table:table-row>
        <table:table-row table:style-name="표2.1">
          <table:table-cell table:style-name="표2.A2" table:number-rows-spanned="3" table:number-columns-spanned="2" office:value-type="string">
            <text:p text:style-name="P8"><text:span text:style-name="T3">팀원3</text:span></text:p>
          </table:table-cell>
          <table:covered-table-cell/>
          <table:table-cell table:style-name="표2.C2" office:value-type="string">
            <text:p text:style-name="P8"><text:span text:style-name="T3">성 <text:s text:c="3"/>명</text:span></text:p>
          </table:table-cell>
          <table:table-cell table:style-name="표2.D13" office:value-type="string">
            <text:p text:style-name="P8"><text:span text:style-name="T4">박민규</text:span></text:p>
          </table:table-cell>
          <table:table-cell table:style-name="표2.C2" office:value-type="string">
            <text:p text:style-name="P8"><text:span text:style-name="T3">생년월일</text:span></text:p>
          </table:table-cell>
          <table:table-cell table:style-name="표2.F13" table:number-columns-spanned="5" office:value-type="string">
            <text:p text:style-name="P8"><text:span text:style-name="T4">1998년 2월 26일</text:span></text:p>
          </table:table-cell>
          <table:covered-table-cell/>
          <table:covered-table-cell/>
          <table:covered-table-cell/>
          <table:covered-table-cell/>
        </table:table-row>
        <table:table-row table:style-name="표2.1">
          <table:covered-table-cell/>
          <table:covered-table-cell/>
          <table:table-cell table:style-name="표2.C2" office:value-type="string">
            <text:p text:style-name="P8"><text:span text:style-name="T3">학 <text:s text:c="3"/>번</text:span></text:p>
          </table:table-cell>
          <table:table-cell table:style-name="표2.D14" office:value-type="string">
            <text:p text:style-name="P7"><text:span text:style-name="T4">1771097</text:span></text:p>
          </table:table-cell>
          <table:table-cell table:style-name="표2.C2" office:value-type="string">
            <text:p text:style-name="P8"><text:span text:style-name="T3">전 <text:s text:c="3"/>공</text:span></text:p>
          </table:table-cell>
          <table:table-cell table:style-name="표2.F14" table:number-columns-spanned="3" office:value-type="string">
            <text:p text:style-name="P7"><text:span text:style-name="T4">모바일소프트웨어트랙 / 웹공학트랙</text:span></text:p>
          </table:table-cell>
          <table:covered-table-cell/>
          <table:covered-table-cell/>
          <table:table-cell table:style-name="표2.C2" office:value-type="string">
            <text:p text:style-name="P8"><text:span text:style-name="T3">학년</text:span></text:p>
          </table:table-cell>
          <table:table-cell table:style-name="표2.J14" office:value-type="string">
            <text:p text:style-name="P7"><text:span text:style-name="T4">2</text:span></text:p>
          </table:table-cell>
        </table:table-row>
        <table:table-row table:style-name="표2.1">
          <table:covered-table-cell/>
          <table:covered-table-cell/>
          <table:table-cell table:style-name="표2.C2" office:value-type="string">
            <text:p text:style-name="P8"><text:span text:style-name="T3">휴대전화</text:span></text:p>
          </table:table-cell>
          <table:table-cell table:style-name="표2.D15" office:value-type="string">
            <text:p text:style-name="P7"><text:span text:style-name="T4">010-7494-8233</text:span></text:p>
          </table:table-cell>
          <table:table-cell table:style-name="표2.C2" office:value-type="string">
            <text:p text:style-name="P8"><text:span text:style-name="T3">이 메 일</text:span></text:p>
          </table:table-cell>
          <table:table-cell table:style-name="표2.F15" table:number-columns-spanned="5" office:value-type="string">
            <text:p text:style-name="P8"><text:span text:style-name="T4">pmg2026@naver.com</text:span></text:p>
          </table:table-cell>
          <table:covered-table-cell/>
          <table:covered-table-cell/>
          <table:covered-table-cell/>
          <table:covered-table-cell/>
        </table:table-row>
        <table:table-row table:style-name="표2.1">
          <table:table-cell table:style-name="표2.A2" table:number-rows-spanned="3" table:number-columns-spanned="2" office:value-type="string">
            <text:p text:style-name="P8"><text:span text:style-name="T3">팀원4</text:span></text:p>
          </table:table-cell>
          <table:covered-table-cell/>
          <table:table-cell table:style-name="표2.C2" office:value-type="string">
            <text:p text:style-name="P8"><text:span text:style-name="T3">성 <text:s text:c="3"/>명</text:span></text:p>
          </table:table-cell>
          <table:table-cell table:style-name="표2.D16" office:value-type="string">
            <text:p text:style-name="P11"/>
          </table:table-cell>
          <table:table-cell table:style-name="표2.C2" office:value-type="string">
            <text:p text:style-name="P8"><text:span text:style-name="T3">생년월일</text:span></text:p>
          </table:table-cell>
          <table:table-cell table:style-name="표2.F16" table:number-columns-spanned="5" office:value-type="string">
            <text:p text:style-name="P11"/>
          </table:table-cell>
          <table:covered-table-cell/>
          <table:covered-table-cell/>
          <table:covered-table-cell/>
          <table:covered-table-cell/>
        </table:table-row>
        <table:table-row table:style-name="표2.1">
          <table:covered-table-cell/>
          <table:covered-table-cell/>
          <table:table-cell table:style-name="표2.C2" office:value-type="string">
            <text:p text:style-name="P8"><text:span text:style-name="T3">학 <text:s text:c="3"/>번</text:span></text:p>
          </table:table-cell>
          <table:table-cell table:style-name="표2.D17" office:value-type="string">
            <text:p text:style-name="P10"/>
          </table:table-cell>
          <table:table-cell table:style-name="표2.C2" office:value-type="string">
            <text:p text:style-name="P8"><text:span text:style-name="T3">전 <text:s text:c="3"/>공</text:span></text:p>
          </table:table-cell>
          <table:table-cell table:style-name="표2.F17" table:number-columns-spanned="3" office:value-type="string">
            <text:p text:style-name="P10"/>
          </table:table-cell>
          <table:covered-table-cell/>
          <table:covered-table-cell/>
          <table:table-cell table:style-name="표2.C2" office:value-type="string">
            <text:p text:style-name="P8"><text:span text:style-name="T3">학년</text:span></text:p>
          </table:table-cell>
          <table:table-cell table:style-name="표2.J17" office:value-type="string">
            <text:p text:style-name="P10"/>
          </table:table-cell>
        </table:table-row>
        <table:table-row table:style-name="표2.1">
          <table:covered-table-cell/>
          <table:covered-table-cell/>
          <table:table-cell table:style-name="표2.C2" office:value-type="string">
            <text:p text:style-name="P8"><text:span text:style-name="T3">휴대전화</text:span></text:p>
          </table:table-cell>
          <table:table-cell table:style-name="표2.D18" office:value-type="string">
            <text:p text:style-name="P10"/>
          </table:table-cell>
          <table:table-cell table:style-name="표2.C2" office:value-type="string">
            <text:p text:style-name="P8"><text:span text:style-name="T3">이 메 일</text:span></text:p>
          </table:table-cell>
          <table:table-cell table:style-name="표2.F18" table:number-columns-spanned="5" office:value-type="string">
            <text:p text:style-name="P12"/>
          </table:table-cell>
          <table:covered-table-cell/>
          <table:covered-table-cell/>
          <table:covered-table-cell/>
          <table:covered-table-cell/>
        </table:table-row>
        <table:table-row table:style-name="표2.19">
          <table:table-cell table:style-name="표2.A19" table:number-columns-spanned="10" office:value-type="string">
            <text:p text:style-name="P7"><text:span text:style-name="T28"><text:s/></text:span><text:span text:style-name="T10">상기 내용은 사실과 다름이 없음을 확인하며, 붙임과 같이 참가신청서를 제출합니다.</text:span></text:p>
            <text:p text:style-name="P14"/>
            <text:p text:style-name="P7"><text:span text:style-name="T10"><text:s text:c="49"/>2020 년 <text:s text:c="2"/>2 월 <text:s/>6 </text:span><text:bookmark text:name="_GoBack"/><text:span text:style-name="T10"><text:s/>일</text:span></text:p>
            <text:p text:style-name="P14"/>
            <text:p text:style-name="P7"><text:span text:style-name="T10"><text:s text:c="46"/>신 청 자 : 우강건 <text:s text:c="4"/>(서명)</text:span></text:p>
            <text:p text:style-name="P39"/>
            <text:p text:style-name="P40"><text:span text:style-name="T13"><text:s text:c="6"/></text:span><text:span text:style-name="T14">한성대학교 창업지원단장 귀하</text:span></text:p>
          </table:table-cell>
          <table:covered-table-cell/>
          <table:covered-table-cell/>
          <table:covered-table-cell/>
          <table:covered-table-cell/>
          <table:covered-table-cell/>
          <table:covered-table-cell/>
          <table:covered-table-cell/>
          <table:covered-table-cell/>
          <table:covered-table-cell/>
        </table:table-row>
        <table:table-row table:style-name="표2.20">
          <table:table-cell table:style-name="표2.A20" office:value-type="string">
            <text:p text:style-name="P8"><text:span text:style-name="T3">유의</text:span></text:p>
            <text:p text:style-name="P8"><text:soft-page-break/><text:span text:style-name="T3">사항</text:span></text:p>
          </table:table-cell>
          <table:table-cell table:style-name="표2.B20" table:number-columns-spanned="9" office:value-type="string">
            <text:p text:style-name="P7"><text:span text:style-name="T16"><text:s/>- 타인의 아이디어, 기술 등을 모방하였을 경우 발생되는 모든 책임은 참가자에게 있음</text:span></text:p>
          </table:table-cell>
          <table:covered-table-cell/>
          <table:covered-table-cell/>
          <table:covered-table-cell/>
          <table:covered-table-cell/>
          <table:covered-table-cell/>
          <table:covered-table-cell/>
          <table:covered-table-cell/>
          <table:covered-table-cell/>
        </table:table-row>
        <table:table-row table:style-name="표2.21">
          <table:table-cell table:style-name="표2.A21" table:number-columns-spanned="10" office:value-type="string">
            <text:p text:style-name="P41"><text:span text:style-name="T17">*붙임 서류</text:span></text:p>
            <text:p text:style-name="P7"><text:span text:style-name="T18"><text:s text:c="2"/>1. </text:span><text:span text:style-name="T15">사업계획서 1부(</text:span><text:span text:style-name="T19">5P 이내로 작성</text:span><text:span text:style-name="T15">, 도표, 사진 활용 가능)</text:span></text:p>
            <text:p text:style-name="P7"><text:span text:style-name="T15"><text:s text:c="2"/>2. 개인정보 수집 및 이용 동의서</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P4"><text:span text:style-name="T20">첨부1. 사업계획서</text:span><text:span text:style-name="T15">(</text:span><text:span text:style-name="T19">5P 이내로 작성)</text:span></text:p>
      <text:p text:style-name="Standard"/>
      <text:section text:style-name="Sect1" text:name="TextSection">
        <text:p text:style-name="P24"/>
        <table:table table:name="표3" table:style-name="표3">
          <table:table-column table:style-name="표3.A"/>
          <table:table-row table:style-name="표3.1">
            <table:table-cell table:style-name="표3.A1" office:value-type="string">
              <text:p text:style-name="P8"><text:span text:style-name="T30">창업동아리 사업계획서</text:span></text:p>
            </table:table-cell>
          </table:table-row>
        </table:table>
        <text:p text:style-name="P1"/>
        <text:p text:style-name="P26"/>
        <text:p text:style-name="P30"/>
        <text:p text:style-name="P9"><text:span text:style-name="T31">1. 창업아이템 소개</text:span></text:p>
        <table:table table:name="표4" table:style-name="표4">
          <table:table-column table:style-name="표4.A"/>
          <table:table-column table:style-name="표4.B"/>
          <table:table-row table:style-name="표4.1">
            <table:table-cell table:style-name="표4.A1" office:value-type="string">
              <text:p text:style-name="P5"><text:span text:style-name="T2">창업아이템 </text:span></text:p>
            </table:table-cell>
            <table:table-cell table:style-name="표4.B1" office:value-type="string">
              <text:p text:style-name="P7"><text:span text:style-name="T34">Ai-Eng (학습용 카드게임)</text:span></text:p>
            </table:table-cell>
          </table:table-row>
          <table:table-row table:style-name="표4.2">
            <table:table-cell table:style-name="표4.A2" office:value-type="string">
              <text:p text:style-name="P5"><text:span text:style-name="T2">창업아이템 개요</text:span></text:p>
            </table:table-cell>
            <table:table-cell table:style-name="표4.B2" office:value-type="string">
              <text:p text:style-name="P43"/>
              <text:p text:style-name="P42"><text:span text:style-name="T36">Ai-Eng은 학습용 카드게임으로 기존의 TCG게임의 특성을 학습적인 부분과</text:span></text:p>
              <text:p text:style-name="바탕글"><text:span text:style-name="T36">결합시켜 만든 APP입니다. 현존하는 학습용 게임 APP 캐치잇 잉글리시, 잉글리시런 등은 단순 게임 등을 통한 지루한 학습 게임일 뿐입니다. 하지만 Ai-Eng은 TCG게임의 특성을 정확히 살려 사용자들 간의 전략적인 학습 대결을 통해 사용자들의 지루함을 감소시켰으며 사용자들 간의 대결을 통해 스스로의 내적학습동기 유발을 일으키게 합니다.</text:span></text:p>
              <text:p text:style-name="P32"/>
              <text:p text:style-name="P44"><text:span text:style-name="T36">또한 게임적요소 뿐만 아니라 학습적인 부분에서 현재 사용되는 영어 학습법을 토대로 더 정확하고 세밀한 설명을 통해 초4~고3까지의 다양한 학생들이 이용할 수 있는 학습 커리큘럼을 접목시켰으며, 사용자들이 게임적 요소에만 빠지지 않도록 반드시 선행적으로 특정 부분 학습을 해야만 게임을 이용할 수 있게 정확한 제한을 두고 있습니다.</text:span></text:p>
            </table:table-cell>
          </table:table-row>
        </table:table>
        <text:p text:style-name="P1"/>
        <text:p text:style-name="P29"/>
        <text:p text:style-name="P29"/>
        <text:p text:style-name="P9"><text:span text:style-name="T31">2. 사업계획</text:span></text:p>
        <table:table table:name="표5" table:style-name="표5">
          <table:table-column table:style-name="표5.A"/>
          <table:table-column table:style-name="표5.B"/>
          <table:table-row table:style-name="표5.1">
            <table:table-cell table:style-name="표5.A1" office:value-type="string">
              <text:p text:style-name="P5"><text:span text:style-name="T2">항목</text:span></text:p>
            </table:table-cell>
            <table:table-cell table:style-name="표5.B1" office:value-type="string">
              <text:p text:style-name="P5"><text:span text:style-name="T2">세부항목</text:span></text:p>
            </table:table-cell>
          </table:table-row>
          <table:table-row table:style-name="표5.2">
            <table:table-cell table:style-name="표5.A2" table:number-rows-spanned="2" office:value-type="string">
              <text:p text:style-name="P47"><text:span text:style-name="T2">문제인식</text:span></text:p>
              <text:p text:style-name="P47"><text:span text:style-name="T24">(Problem)</text:span></text:p>
            </table:table-cell>
            <table:table-cell table:style-name="표5.B2" office:value-type="string">
              <text:p text:style-name="P33"/>
              <text:p text:style-name="바탕글"><text:span text:style-name="T39">1-1 창업아이템의 개발 동기</text:span></text:p>
              <text:p text:style-name="P33"/>
              <text:p text:style-name="P44"><text:span text:style-name="T36">한국의 많은 학생들은 스마트폰 중독현상을 겪고 있으며 작년 9월 WHO가 스마트폰, 게임중독현상을 질병으로 분류할 만큼 세계적으로도 많은 문제가 되고 있습니다.</text:span></text:p>
              <text:p text:style-name="P44"><text:span text:style-name="T36">학생들의 게임중독현상의 주된 요인으로는 긴장감소 이론이 있으며 긴장감소 이론은 스트레스가 높은 상황에서 두려움으로 인해 높아진 긴장감을 게임에 몰입함으로써 감소시킨다는 이론입니다. 이러한 스트레스 속에서 학생들이 가장 많이 스트레스를 받는 부분은 학업적 스트레스로 공부에 대한 스트레스를 게임으로 푼다는 것입니다. 이렇다 보니 학생들이 학업을 하는 시간 스마트폰 게임을 하는 시간 등 많은 부분에서 시간적 낭비를 겪고 있습니다. </text:span></text:p>
              <text:p text:style-name="P44"><text:span text:style-name="T36">저희는 이러한 스마트폰 중독, 학습 스트레스 등의 문제를 복합적으로 해결하기 위해 학습용 게임 APP인 Ai-Eng을 만들었습니다. </text:span></text:p>
              <text:p text:style-name="P44"><text:span text:style-name="T36">스마트폰 중독을 감소하기 위해서 짧은 시간안에 할 수 있는 TCG게임의 요소를 사용하며 어플 내 계속적인 게임을 막기위해 사용량에 대한 제한을 둘 것입니다. 또한 게임을 통한 학습이기 때문에 학습에 대한 스트레스를 감소시킬 수 있습니다. </text:span></text:p>
            </table:table-cell>
          </table:table-row>
          <table:table-row table:style-name="표5.2">
            <table:covered-table-cell/>
            <table:table-cell table:style-name="표5.B3" office:value-type="string">
              <text:p text:style-name="P33"/>
              <text:p text:style-name="바탕글"><text:span text:style-name="T39">1-2 창업아이템의 필요성</text:span></text:p>
              <text:p text:style-name="P33"/>
              <text:p text:style-name="P44"><text:span text:style-name="T36">학생들에게 스마트폰, 게임중독 현상의 근본적인 원인인 스마트폰 사용에 제한을 둔다면 더 많은 스트레스를 야기할 것입니다. 그렇기 때문에 저희는 근본적인 원인인 스마트폰 사용을 제한하기 보다는 역으로 생각하여 스마트폰을 통한 학습, 게임적 요소를 혼합한 게이미피케이션을 만드는 것이라 생각했습니다. 게이미피케이션은 사용자의 즐거움을 충족시킬 수 있으며 학습에 집중이 어렵거나 학습으로 인해 스트레스를 받는 사용자들에게 몰입감과 지속적인 동기부여를 줌으로써 사용자들의 욕구를 충족시킬 수 있습니다. 그렇기 때문에 저희가 원하는 스마트폰 중독, 게임중독, 학습 스트레스 세가지 요소를 한꺼번에 해결할 수 있을 것 입니다. </text:span></text:p>
              <text:p text:style-name="P32"/>
            </table:table-cell>
          </table:table-row>
          <table:table-row table:style-name="표5.4">
            <table:table-cell table:style-name="표5.A4" office:value-type="string">
              <text:p text:style-name="P47"><text:span text:style-name="T2"><text:s/></text:span><text:span text:style-name="T8">실현가능성 </text:span></text:p>
              <text:p text:style-name="P47"><text:span text:style-name="T24">(Solution)</text:span></text:p>
            </table:table-cell>
            <table:table-cell table:style-name="표5.B4" office:value-type="string">
              <text:p text:style-name="P36"/>
              <text:p text:style-name="P44"><text:span text:style-name="T36">현재 Ai-Eng의 MVP를 제작 중에 있으며 학습적 부분에 대하여 다양한 단어, 문법, 독해 등의 교과컨텐츠를 넣고 있습니다. 또한 저희의 메인 컨텐츠인 카드를 통해 사용자들 간 대결을 할 수 있는 결투장 부분도 현재 마무리 계획을 짜고 있습니다. </text:span></text:p>
              <text:p text:style-name="P44"><text:span text:style-name="T36">3월 말까지 계속해서 APP내 교과 컨텐츠에 대한 부분을 정확히 세분화하며 마무리할 예정이며 그와 동시에 카드게임속에 필요한 전략적인 부분도 함께 세분화할 예정입니다. </text:span></text:p>
              <text:p text:style-name="P44"><text:span text:style-name="T36">Ai-Eng의 자체 서버를 제작하기 앞서 교과 컨텐츠와 결투장 부분이 마무리되면 4월 초4~고3 연령대의 실제 고객들을 모집한 후 실제 플레이를 요청할 예정이며 이에 따른 피드백을 통해 계속해서 수정해 나갈 것입니다. MVP를 통한 </text:span><text:span text:style-name="T37">2달간의 클로즈베타 테스트와 </text:span><text:span text:style-name="T36"><text:s/>피드백 반영 후에 정식 런칭은 6월말~7월초로 계획하고있습니다.</text:span></text:p>
              <text:p text:style-name="P44"><text:span text:style-name="T36">현재 시장에 존재하는 학습용 게임들은 단순 달리기 게임 등 사용자들의 욕구를 채워 주기에는 부족합니다. 또한 이러한 대부분의 APP들이 유아용이며 중고등 학생들을 위한 학습용 게임은 부재한 상황입니다. </text:span></text:p>
              <text:p text:style-name="P44"><text:span text:style-name="T36">저희 Ai-Eng은 아직 부재인 중고등학생 시장을 위한 APP이며 학습과 게임에 대한 적절한 조화를 통해 사회적으로 문제되고 있는 게임 중독, 학업에 대한 스트레스 등을 감소시킬 것입니다. 또한 TCG게임의 핵심인 일러스트 부분에 있어서 중고등학생들이 원하는 디자인에 대한 고객조사를 통해 니즈를 반영할 예정이며 이런 부분에 있어 시장 선점 효과를 가질 수 있다고 생각합니다.</text:span></text:p>
              <text:p text:style-name="P45"/>
            </table:table-cell>
          </table:table-row>
        </table:table>
        <text:p text:style-name="P31"/>
        <table:table table:name="표6" table:style-name="표6">
          <table:table-column table:style-name="표6.A"/>
          <table:table-column table:style-name="표6.B"/>
          <table:table-row table:style-name="표6.1">
            <table:table-cell table:style-name="표6.A1" office:value-type="string">
              <text:p text:style-name="P47"><text:span text:style-name="T2">성장전략</text:span></text:p>
              <text:p text:style-name="P47"><text:span text:style-name="T24">(Scale-up)</text:span></text:p>
            </table:table-cell>
            <table:table-cell table:style-name="표6.B1" office:value-type="string">
              <text:p text:style-name="P46"/>
              <text:p text:style-name="P44"><text:span text:style-name="T36">TCG게임 요소에 필수적인 카드 일러스트를 대략 100장 정도 예상하고 있으며 이에 대한 지출 금액이 크다 보니 학교 내 동아리 지원금 및 정부 지원 사업을 통해 이 부분에 대한 자금을 해결할 예정입니다.</text:span></text:p>
              <text:p text:style-name="P37"/>
              <text:p text:style-name="P44"><text:span text:style-name="T36">Ai-Eng은 현재 초4~고3까지 청소년들 만을 위한 카드 학습 게임입니다. 하지만 향후 청소년용 Ai-Eng이 자리를 잡는다면 대학생 또는 영어 학습을 필요로 하는 어른들을 대상으로 한 학습용 카드 게임 또한 염두하고 있습니다.</text:span></text:p>
              <text:p text:style-name="P45"/>
            </table:table-cell>
          </table:table-row>
          <text:soft-page-break/>
          <table:table-row table:style-name="표6.2">
            <table:table-cell table:style-name="표6.A2" office:value-type="string">
              <text:p text:style-name="P48"><text:span text:style-name="T2">팀 구성</text:span></text:p>
              <text:p text:style-name="P48"><text:span text:style-name="T24">(Team)</text:span></text:p>
            </table:table-cell>
            <table:table-cell table:style-name="표6.B2" office:value-type="string">
              <text:p text:style-name="P3"><text:span text:style-name="T40">우강건 팀장: 실제 영어강사를 해본 경험을 토대로 다양한 학습 방법과 학생들에게 필요한 핵심이 무엇인지 정확하게 짚어내는 능력을 가지고 있어 전체적인 학습 커리큘럼 제작을 담당하고있습니다. </text:span></text:p>
              <text:p text:style-name="P34"/>
              <text:p text:style-name="P3"><text:span text:style-name="T40">박홍섭: 에듀테크 분야에 대한 시장조사를 담당하며 전반적인 비즈니스 모델 개선 총괄을 담당하고있습니다.</text:span></text:p>
              <text:p text:style-name="P34"/>
              <text:p text:style-name="P3"><text:span text:style-name="T40">한지민: 우강건 팀장을 도와 어플 내에 들어갈 학습 컨텐츠들을 제작하며 마케팅 부분을 담당하고있습니다.</text:span></text:p>
              <text:p text:style-name="P34"/>
              <text:p text:style-name="P3"><text:span text:style-name="T36">박민규: 실제 </text:span><text:span text:style-name="T38">사용될 안드로이드</text:span><text:span text:style-name="T36"> APP개발을 담당하고 있으며 사용자들이 더욱 편하게 사용할 수 있도록 UX/UI 디자인도 함께 맡아 </text:span><text:span text:style-name="T38">APP 개발에 바로 반영하고 있습니다.</text:span></text:p>
              <text:p text:style-name="P38"/>
            </table:table-cell>
          </table:table-row>
          <table:table-row table:style-name="표6.3">
            <table:table-cell table:style-name="표6.A3" table:number-rows-spanned="2" office:value-type="string">
              <text:p text:style-name="P8"><text:span text:style-name="T2"><text:s/>이미지</text:span></text:p>
            </table:table-cell>
            <table:table-cell table:style-name="표6.B3" office:value-type="string">
              <text:p text:style-name="P49"><text:span text:style-name="T43"/></text:p>
            </table:table-cell>
          </table:table-row>
          <table:table-row table:style-name="표6.4">
            <table:covered-table-cell/>
            <table:table-cell table:style-name="표6.B4" office:value-type="string">
              <text:p text:style-name="P50"><text:span text:style-name="T43">&lt; 사진(이미지) 또는 설계도 제목 &gt;</text:span></text:p>
            </table:table-cell>
          </table:table-row>
        </table:table>
        <text:p text:style-name="P1"/>
        <text:p text:style-name="P27"/>
        <text:p text:style-name="P27"/>
        <text:p text:style-name="P9"><text:span text:style-name="T31">3. 자금지원 및 수상 이력 사항</text:span></text:p>
        <table:table table:name="표7" table:style-name="표7">
          <table:table-column table:style-name="표7.A"/>
          <table:table-row table:style-name="표7.1">
            <table:table-cell table:style-name="표7.A1" office:value-type="string">
              <text:p text:style-name="P7"><text:span text:style-name="T44">참가팀(팀원 포함) 정부·지자체·공공기관 등으로부터 지원받은 기술개발자금 및 창업지원자금 등으로 모두 </text:span></text:p>
              <text:p text:style-name="P7"><text:span text:style-name="T44">기록(’18.1.1 이후), 타 창업경진대회 수상경력 여부 기재(’18.1.1 이후)</text:span></text:p>
            </table:table-cell>
          </table:table-row>
        </table:table>
        <text:p text:style-name="P1"/>
        <text:p text:style-name="P28"/>
        <text:p text:style-name="바탕글"><text:span text:style-name="T35"><text:s/></text:span><text:span text:style-name="T11">1) 자금지원</text:span></text:p>
        <table:table table:name="표8" table:style-name="표8">
          <table:table-column table:style-name="표8.A"/>
          <table:table-column table:style-name="표8.B"/>
          <table:table-column table:style-name="표8.C"/>
          <table:table-column table:style-name="표8.D"/>
          <table:table-column table:style-name="표8.E"/>
          <table:table-column table:style-name="표8.F"/>
          <table:table-row table:style-name="표8.1">
            <table:table-cell table:style-name="표8.A1" office:value-type="string">
              <text:p text:style-name="P5"><text:span text:style-name="T12">수혜자</text:span></text:p>
            </table:table-cell>
            <table:table-cell table:style-name="표8.B1" office:value-type="string">
              <text:p text:style-name="P5"><text:span text:style-name="T12">사업명</text:span></text:p>
            </table:table-cell>
            <table:table-cell table:style-name="표8.B1" office:value-type="string">
              <text:p text:style-name="P5"><text:span text:style-name="T12">아이템명</text:span></text:p>
            </table:table-cell>
            <table:table-cell table:style-name="표8.B1" office:value-type="string">
              <text:p text:style-name="P5"><text:span text:style-name="T12">지원기관</text:span></text:p>
            </table:table-cell>
            <table:table-cell table:style-name="표8.B1" office:value-type="string">
              <text:p text:style-name="P5"><text:span text:style-name="T12">지원기간</text:span></text:p>
            </table:table-cell>
            <table:table-cell table:style-name="표8.F1" office:value-type="string">
              <text:p text:style-name="P8"><text:span text:style-name="T12">지원금액</text:span></text:p>
              <text:p text:style-name="P8"><text:span text:style-name="T12">(천원)</text:span></text:p>
            </table:table-cell>
          </table:table-row>
          <table:table-row table:style-name="표8.2">
            <table:table-cell table:style-name="표8.A2" office:value-type="string">
              <text:p text:style-name="P5"><text:span text:style-name="T16">우강건</text:span></text:p>
            </table:table-cell>
            <table:table-cell table:style-name="표8.B2" office:value-type="string">
              <text:p text:style-name="P5"><text:span text:style-name="T16">S-Craft</text:span></text:p>
            </table:table-cell>
            <table:table-cell table:style-name="표8.C2" office:value-type="string">
              <text:p text:style-name="P5"><text:span text:style-name="T16">Ai-Eng</text:span></text:p>
            </table:table-cell>
            <table:table-cell table:style-name="표8.D2" office:value-type="string">
              <text:p text:style-name="P5"><text:span text:style-name="T16">한성대학교 창업 지원팀</text:span></text:p>
            </table:table-cell>
            <table:table-cell table:style-name="표8.E2" office:value-type="string">
              <text:p text:style-name="P5"><text:span text:style-name="T16">20.01.13~</text:span></text:p>
            </table:table-cell>
            <table:table-cell table:style-name="표8.F2" office:value-type="string">
              <text:p text:style-name="P5"><text:span text:style-name="T16">189.5</text:span></text:p>
            </table:table-cell>
          </table:table-row>
          <table:table-row table:style-name="표8.3">
            <table:table-cell table:style-name="표8.A3" office:value-type="string">
              <text:p text:style-name="P13"/>
            </table:table-cell>
            <table:table-cell table:style-name="표8.B3" office:value-type="string">
              <text:p text:style-name="P13"/>
            </table:table-cell>
            <table:table-cell table:style-name="표8.C3" office:value-type="string">
              <text:p text:style-name="P13"/>
            </table:table-cell>
            <table:table-cell table:style-name="표8.D3" office:value-type="string">
              <text:p text:style-name="P13"/>
            </table:table-cell>
            <table:table-cell table:style-name="표8.E3" office:value-type="string">
              <text:p text:style-name="P13"/>
            </table:table-cell>
            <table:table-cell table:style-name="표8.F3" office:value-type="string">
              <text:p text:style-name="P13"/>
            </table:table-cell>
          </table:table-row>
          <table:table-row table:style-name="표8.3">
            <table:table-cell table:style-name="표8.A4" office:value-type="string">
              <text:p text:style-name="P13"/>
            </table:table-cell>
            <table:table-cell table:style-name="표8.B4" office:value-type="string">
              <text:p text:style-name="P13"/>
            </table:table-cell>
            <table:table-cell table:style-name="표8.C4" office:value-type="string">
              <text:p text:style-name="P13"/>
            </table:table-cell>
            <table:table-cell table:style-name="표8.D4" office:value-type="string">
              <text:p text:style-name="P13"/>
            </table:table-cell>
            <table:table-cell table:style-name="표8.E4" office:value-type="string">
              <text:p text:style-name="P13"/>
            </table:table-cell>
            <table:table-cell table:style-name="표8.F4" office:value-type="string">
              <text:p text:style-name="P13"/>
            </table:table-cell>
          </table:table-row>
        </table:table>
        <text:p text:style-name="P20"/>
        <text:p text:style-name="바탕글"><text:span text:style-name="T11"><text:s/>2) 대회수상</text:span></text:p>
        <table:table table:name="표9" table:style-name="표9">
          <table:table-column table:style-name="표9.A"/>
          <table:table-column table:style-name="표9.B"/>
          <table:table-column table:style-name="표9.C"/>
          <table:table-column table:style-name="표9.D"/>
          <table:table-column table:style-name="표9.E"/>
          <table:table-column table:style-name="표9.F"/>
          <table:table-column table:style-name="표9.G"/>
          <text:soft-page-break/>
          <table:table-row table:style-name="표9.1">
            <table:table-cell table:style-name="표9.A1" office:value-type="string">
              <text:p text:style-name="P8"><text:span text:style-name="T12">수상일</text:span></text:p>
            </table:table-cell>
            <table:table-cell table:style-name="표9.B1" office:value-type="string">
              <text:p text:style-name="P8"><text:span text:style-name="T12">수상자</text:span></text:p>
            </table:table-cell>
            <table:table-cell table:style-name="표9.B1" office:value-type="string">
              <text:p text:style-name="P8"><text:span text:style-name="T12">대회명</text:span></text:p>
            </table:table-cell>
            <table:table-cell table:style-name="표9.B1" office:value-type="string">
              <text:p text:style-name="P8"><text:span text:style-name="T12">아이템명</text:span></text:p>
            </table:table-cell>
            <table:table-cell table:style-name="표9.B1" office:value-type="string">
              <text:p text:style-name="P8"><text:span text:style-name="T12">주최기관</text:span></text:p>
            </table:table-cell>
            <table:table-cell table:style-name="표9.B1" office:value-type="string">
              <text:p text:style-name="P8"><text:span text:style-name="T12">상장 훈격</text:span></text:p>
            </table:table-cell>
            <table:table-cell table:style-name="표9.G1" office:value-type="string">
              <text:p text:style-name="P8"><text:span text:style-name="T12">상금</text:span></text:p>
              <text:p text:style-name="P8"><text:span text:style-name="T12">(천원)</text:span></text:p>
            </table:table-cell>
          </table:table-row>
          <table:table-row table:style-name="표9.2">
            <table:table-cell table:style-name="표9.A2" office:value-type="string">
              <text:p text:style-name="P17">19.11.15</text:p>
            </table:table-cell>
            <table:table-cell table:style-name="표9.B2" office:value-type="string">
              <text:p text:style-name="P16">우강건</text:p>
              <text:p text:style-name="P16">박홍섭</text:p>
            </table:table-cell>
            <table:table-cell table:style-name="표9.C2" office:value-type="string">
              <text:p text:style-name="P16">한성대학교 창업경진대회</text:p>
            </table:table-cell>
            <table:table-cell table:style-name="표9.D2" office:value-type="string">
              <text:p text:style-name="P17">AICA(편입영어 합격 솔루션)</text:p>
            </table:table-cell>
            <table:table-cell table:style-name="표9.E2" office:value-type="string">
              <text:p text:style-name="P16">한성대학교</text:p>
            </table:table-cell>
            <table:table-cell table:style-name="표9.F2" office:value-type="string">
              <text:p text:style-name="P16">우수상</text:p>
            </table:table-cell>
            <table:table-cell table:style-name="표9.G2" office:value-type="string">
              <text:p text:style-name="P18">500</text:p>
            </table:table-cell>
          </table:table-row>
          <table:table-row table:style-name="표9.3">
            <table:table-cell table:style-name="표9.A3" office:value-type="string">
              <text:p text:style-name="P13"/>
            </table:table-cell>
            <table:table-cell table:style-name="표9.B3" office:value-type="string">
              <text:p text:style-name="P13"/>
            </table:table-cell>
            <table:table-cell table:style-name="표9.C3" office:value-type="string">
              <text:p text:style-name="P13"/>
            </table:table-cell>
            <table:table-cell table:style-name="표9.D3" office:value-type="string">
              <text:p text:style-name="P17"/>
            </table:table-cell>
            <table:table-cell table:style-name="표9.E3" office:value-type="string">
              <text:p text:style-name="P13"/>
            </table:table-cell>
            <table:table-cell table:style-name="표9.F3" office:value-type="string">
              <text:p text:style-name="P13"/>
            </table:table-cell>
            <table:table-cell table:style-name="표9.G3" office:value-type="string">
              <text:p text:style-name="P13"/>
            </table:table-cell>
          </table:table-row>
          <table:table-row table:style-name="표9.3">
            <table:table-cell table:style-name="표9.A4" office:value-type="string">
              <text:p text:style-name="P13"/>
            </table:table-cell>
            <table:table-cell table:style-name="표9.B4" office:value-type="string">
              <text:p text:style-name="P13"/>
            </table:table-cell>
            <table:table-cell table:style-name="표9.C4" office:value-type="string">
              <text:p text:style-name="P13"/>
            </table:table-cell>
            <table:table-cell table:style-name="표9.D4" office:value-type="string">
              <text:p text:style-name="P13"/>
            </table:table-cell>
            <table:table-cell table:style-name="표9.E4" office:value-type="string">
              <text:p text:style-name="P13"/>
            </table:table-cell>
            <table:table-cell table:style-name="표9.F4" office:value-type="string">
              <text:p text:style-name="P13"/>
            </table:table-cell>
            <table:table-cell table:style-name="표9.G4" office:value-type="string">
              <text:p text:style-name="P13"/>
            </table:table-cell>
          </table:table-row>
        </table:table>
        <text:p text:style-name="P1"/>
        <text:p text:style-name="P15"/>
        <text:p text:style-name="P31"/>
        <text:p text:style-name="P9"><text:span text:style-name="T31">4. 창업동아리 활동 계획</text:span></text:p>
        <table:table table:name="표10" table:style-name="표10">
          <table:table-column table:style-name="표10.A"/>
          <table:table-row table:style-name="표10.1">
            <table:table-cell table:style-name="표10.A1" office:value-type="string">
              <text:p text:style-name="P7"><text:span text:style-name="T41">2월말~3월: 전체적인 학습 컨텐츠 및 APP내 전체적인 UX/UI 디자인을 진행할 것입니다. 그와 동시에 각 카드의 전략적 요소 부여 및 교과컨텐츠의 데이터화 작업을 진행할 것입니다. 3월말 일러스트 디자인 가능한 팀원을 동아리원으로 추가모집하여 외주가 아닌 동아리 자체적으로 일러스트 제작을 진행할 것입니다.</text:span></text:p>
              <text:p text:style-name="P35"/>
              <text:p text:style-name="P7"><text:span text:style-name="T41">4월~6월: 임시 서버를 제작 후 설문조사 회사의 데이터와 실제 고객들과 만나 얻은 </text:span><text:span text:style-name="T42">MVP 플레이를 통해 받은 </text:span><text:span text:style-name="T41">피드백을 통해 </text:span><text:span text:style-name="T42">App의 전반적인 UX와 교과컨텐츠의 흡수율을 </text:span><text:span text:style-name="T41">지속적으로 개선,보완할 <text:s/>것입니다.</text:span></text:p>
              <text:p text:style-name="P35"/>
              <text:p text:style-name="P7"><text:span text:style-name="T41">7월: 정식 구글 플레이스토어 런칭을 계획하고 있으며 피드백을 통한 고객들의 니즈를 적극 반영하여 컨텐츠 보완 및 업데이트를 지속해나갈 것입니다. <text:s/></text:span></text:p>
            </table:table-cell>
          </table:table-row>
        </table:table>
        <text:p text:style-name="P1"/>
        <text:p text:style-name="P31"/>
        <text:p text:style-name="P31"/>
        <text:p text:style-name="P31"/>
        <text:p text:style-name="P31"/>
        <text:p text:style-name="P31"/>
        <text:p text:style-name="P31"/>
        <text:p text:style-name="P52"/>
        <text:p text:style-name="P25"/>
        <text:p text:style-name="Standard"/>
        <text:p text:style-name="P53"><text:span text:style-name="T20">첨부2. 개인정보 수집 및 이용 동의서</text:span></text:p>
        <text:p text:style-name="P21"/>
        <table:table table:name="표11" table:style-name="표11">
          <table:table-column table:style-name="표11.A"/>
          <table:table-row table:style-name="표11.1">
            <table:table-cell table:style-name="표11.A1" office:value-type="string">
              <text:p text:style-name="P8"><text:span text:style-name="T32">개인정보 수집 및 이용 동의서</text:span></text:p>
            </table:table-cell>
          </table:table-row>
        </table:table>
        <text:p text:style-name="P1"/>
        <text:p text:style-name="P68"/>
        <text:p text:style-name="P23"/>
        <text:p text:style-name="P4"><text:span text:style-name="T20">1. 개인정보 수집·이용 목적</text:span><text:span text:style-name="T21">+</text:span></text:p>
        <text:p text:style-name="바탕글"><text:span text:style-name="T4">한성대학교 창업지원단에서 수집한 개인정보는 정보주체의 동의를 얻어, 창업동아리 운영 및 창업정보 제공 등의 목적으로 이용합니다.</text:span></text:p>
        <text:p text:style-name="P19"/>
        <text:p text:style-name="P4"><text:span text:style-name="T20">2. 개인정보 수집 항목 및 동의</text:span></text:p>
        <table:table table:name="표12" table:style-name="표12">
          <table:table-column table:style-name="표12.A"/>
          <table:table-column table:style-name="표12.B"/>
          <table:table-column table:style-name="표12.C"/>
          <table:table-column table:style-name="표12.D"/>
          <table:table-row table:style-name="표12.1">
            <table:table-cell table:style-name="표12.A1" office:value-type="string">
              <text:p text:style-name="P8"><text:span text:style-name="T25">수집하는 개인정보의 항목</text:span></text:p>
            </table:table-cell>
            <table:table-cell table:style-name="표12.B1" office:value-type="string">
              <text:p text:style-name="P8"><text:span text:style-name="T25">개인정보의 수집·이용 목적</text:span></text:p>
            </table:table-cell>
            <table:table-cell table:style-name="표12.B1" office:value-type="string">
              <text:p text:style-name="P8"><text:span text:style-name="T25">개인정보의 보유</text:span></text:p>
              <text:p text:style-name="P8"><text:span text:style-name="T25">및 이용기간</text:span></text:p>
            </table:table-cell>
            <table:table-cell table:style-name="표12.D1" office:value-type="string">
              <text:p text:style-name="P8"><text:span text:style-name="T25">동의 여부</text:span></text:p>
            </table:table-cell>
          </table:table-row>
          <table:table-row table:style-name="표12.2">
            <table:table-cell table:style-name="표12.A2" office:value-type="string">
              <text:p text:style-name="P8"><text:span text:style-name="T25">【 일반정보 】</text:span></text:p>
              <text:p text:style-name="P7"><text:span text:style-name="T16">‣ 성명</text:span></text:p>
              <text:p text:style-name="P7"><text:span text:style-name="T16">‣ 소속/직위</text:span></text:p>
              <text:p text:style-name="P7"><text:span text:style-name="T16">‣ 연락처/이메일</text:span></text:p>
            </table:table-cell>
            <table:table-cell table:style-name="표12.B2" office:value-type="string">
              <text:p text:style-name="P8"><text:span text:style-name="T16">개인 식별, </text:span></text:p>
              <text:p text:style-name="P8"><text:span text:style-name="T16">창업동아리 및 창업정보 공지사항의 전달,</text:span></text:p>
              <text:p text:style-name="P8"><text:span text:style-name="T16">만족도 조사,</text:span></text:p>
              <text:p text:style-name="P8"><text:span text:style-name="T16">사업운영 결과보고 등</text:span></text:p>
            </table:table-cell>
            <table:table-cell table:style-name="표12.C2" office:value-type="string">
              <text:p text:style-name="P8"><text:span text:style-name="T16">개인정보를 제공한 날로부터</text:span></text:p>
              <text:p text:style-name="P8"><text:span text:style-name="T16"><text:s/>3년 후 삭제</text:span></text:p>
            </table:table-cell>
            <table:table-cell table:style-name="표12.D2" office:value-type="string">
              <text:p text:style-name="P7"/>
              <text:p text:style-name="Standard"><text:span text:style-name="T45">동의합니다.</text:span></text:p>
            </table:table-cell>
          </table:table-row>
        </table:table>
        <text:p text:style-name="P1"/>
        <text:p text:style-name="P54"/>
        <text:p text:style-name="P8"><text:span text:style-name="T26">【민감정보 및 고유식별정보】</text:span></text:p>
        <text:p text:style-name="P7"><text:span text:style-name="T16">‣ 생년월일, 학번</text:span></text:p>
        <text:p text:style-name="P8"><text:span text:style-name="T16">개인 식별</text:span></text:p>
        <text:p text:style-name="P22"/>
        <text:p text:style-name="P22"/>
        <text:p text:style-name="P56"/>
        <text:p text:style-name="P4"><text:span text:style-name="T20">3. 비동의 시 불이익 내용</text:span></text:p>
        <text:p text:style-name="P55"><text:span text:style-name="T9">「개인정보 보호법」에 의거, 개인정보 수집 및 이용 동의서는 필히 제출하여야 하 며, 이를 제출하지 않을 경우 창업동아리 신청이 제한되므로 신청인에게 불이익이 발생할 수 있습니다. </text:span></text:p>
        <text:p text:style-name="P57"/>
        <text:p text:style-name="P55"><text:span text:style-name="T9"><text:s/>하기 신청인은 학교로부터 상기의 내용을 명확히 설명을 듣고 이해를 하였으며, 창업동아리 진행에 필요한 개인정보를 수집 및 이용하는 데 동의하고, 다음과 같이 서명합니다.</text:span></text:p>
        <text:p text:style-name="P58"/>
        <text:p text:style-name="P59"><text:span text:style-name="T22">2020년 02월 06일</text:span></text:p>
        <text:p text:style-name="P60"/>
        <text:p text:style-name="P64"><text:span text:style-name="T20">팀장 : </text:span><text:span text:style-name="T23"><text:s text:c="3"/>우강건 <text:s text:c="2"/></text:span><text:span text:style-name="T20">(서명)</text:span></text:p>
        <text:p text:style-name="P62"/>
        <text:p text:style-name="P64"><text:span text:style-name="T20">팀원 : 박홍섭</text:span><text:span text:style-name="T23"> <text:s text:c="5"/></text:span><text:span text:style-name="T20">(서명)</text:span></text:p>
        <text:p text:style-name="P65"/>
        <text:p text:style-name="P64"><text:span text:style-name="T20">팀원 : 한지민</text:span><text:span text:style-name="T23"> <text:s text:c="5"/></text:span><text:span text:style-name="T20">(서명)</text:span></text:p>
        <text:p text:style-name="P63"/>
        <text:p text:style-name="P64"><text:span text:style-name="T20">팀원 : 박민규</text:span><text:span text:style-name="T23"> <text:s text:c="5"/></text:span><text:span text:style-name="T20">(서명)</text:span></text:p>
        <text:p text:style-name="P63"/>
        <text:p text:style-name="P64"><text:span text:style-name="T20">팀원 : </text:span><text:span text:style-name="T23"><text:s text:c="12"/></text:span><text:span text:style-name="T20">(서명)</text:span></text:p>
        <text:p text:style-name="P61"/>
        <text:p text:style-name="P61"/>
        <text:p text:style-name="P5"><text:span text:style-name="T27"><text:s/>한성대학교 창업지원단장 귀하</text:span></text:p>
        <text:p text:style-name="P5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HCI Poppy" svg:font-family="'HCI Poppy'" style:font-family-generic="roman" style:font-pitch="variable"/>
    <style:font-face style:name="HY신명조" svg:font-family="HY신명조" style:font-family-generic="roman" style:font-pitch="variable"/>
    <style:font-face style:name="HY중고딕" svg:font-family="HY중고딕" style:font-family-generic="roman" style:font-pitch="variable"/>
    <style:font-face style:name="HY헤드라인M" svg:font-family="HY헤드라인M" style:font-family-generic="roman" style:font-pitch="variable"/>
    <style:font-face style:name="굴림" svg:font-family="굴림" style:font-family-generic="roman" style:font-pitch="variable"/>
    <style:font-face style:name="맑은 고딕" svg:font-family="'맑은 고딕'" style:font-family-generic="roman" style:font-pitch="variable"/>
    <style:font-face style:name="바탕" svg:font-family="바탕" style:font-family-generic="roman" style:font-pitch="variable"/>
    <style:font-face style:name="산세리프" svg:font-family="산세리프" style:font-family-generic="roman" style:font-pitch="variable"/>
    <style:font-face style:name="휴먼명조" svg:font-family="휴먼명조"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Y신명조1" svg:font-family="HY신명조" style:font-family-generic="system" style:font-pitch="variable"/>
    <style:font-face style:name="HY중고딕1" svg:font-family="HY중고딕" style:font-family-generic="system" style:font-pitch="variable"/>
    <style:font-face style:name="HY헤드라인M1" svg:font-family="HY헤드라인M" style:font-family-generic="system" style:font-pitch="variable"/>
    <style:font-face style:name="Lucida Sans" svg:font-family="'Lucida Sans'" style:font-family-generic="system" style:font-pitch="variable"/>
    <style:font-face style:name="굴림1" svg:font-family="굴림" style:font-family-generic="system" style:font-pitch="variable"/>
    <style:font-face style:name="맑은 고딕1" svg:font-family="'맑은 고딕'" style:font-family-generic="system" style:font-pitch="variable"/>
    <style:font-face style:name="바탕1" svg:font-family="바탕" style:font-family-generic="system" style:font-pitch="variable"/>
    <style:font-face style:name="휴먼명조1" svg:font-family="휴먼명조"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11cm" style:writing-mode="page"/>
      <style:text-properties style:use-window-font-color="true" style:font-name="맑은 고딕" fo:font-size="10pt" fo:language="en" fo:country="US" style:letter-kerning="true" style:font-name-asian="맑은 고딕1" style:font-size-asian="10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1" style:font-family-asian="바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left="0.529cm" fo:margin-right="0cm" fo:line-height="103%" fo:text-align="justify" style:justify-single-word="false" fo:orphans="0" fo:widows="0" fo:text-indent="0cm" style:auto-text-indent="false"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style:snap-to-layout-grid="false">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snap-to-layout-grid="false">
        <style:tab-stops>
          <style:tab-stop style:position="7.96cm" style:type="center"/>
          <style:tab-stop style:position="15.921cm" style:type="right"/>
        </style:tab-stops>
      </style:paragraph-properties>
    </style:style>
    <style:style style:name="바탕글" style:family="paragraph" style:default-outline-level="">
      <style:paragraph-properties fo:line-height="103%" fo:text-align="justify" style:justify-single-word="false" fo:orphans="0" fo:widows="0"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개요_20_1" style:display-name="개요 1" style:family="paragraph" style:default-outline-level="">
      <style:paragraph-properties fo:line-height="103%" fo:text-align="justify" style:justify-single-word="false" fo:orphans="0" fo:widows="0"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개요_20_2" style:display-name="개요 2" style:family="paragraph" style:default-outline-level="">
      <style:paragraph-properties fo:line-height="103%" fo:text-align="justify" style:justify-single-word="false" fo:orphans="0" fo:widows="0"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개요_20_3" style:display-name="개요 3" style:family="paragraph" style:default-outline-level="">
      <style:paragraph-properties fo:line-height="103%" fo:text-align="justify" style:justify-single-word="false" fo:orphans="0" fo:widows="0"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개요_20_4" style:display-name="개요 4" style:family="paragraph" style:default-outline-level="">
      <style:paragraph-properties fo:line-height="103%" fo:text-align="justify" style:justify-single-word="false" fo:orphans="0" fo:widows="0"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개요_20_5" style:display-name="개요 5" style:family="paragraph" style:default-outline-level="">
      <style:paragraph-properties fo:line-height="103%" fo:text-align="justify" style:justify-single-word="false" fo:orphans="0" fo:widows="0"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개요_20_6" style:display-name="개요 6" style:family="paragraph" style:default-outline-level="">
      <style:paragraph-properties fo:line-height="103%" fo:text-align="justify" style:justify-single-word="false" fo:orphans="0" fo:widows="0"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개요_20_7" style:display-name="개요 7" style:family="paragraph" style:default-outline-level="">
      <style:paragraph-properties fo:line-height="103%" fo:text-align="justify" style:justify-single-word="false" fo:orphans="0" fo:widows="0" style:snap-to-layout-grid="false" style:writing-mode="lr-tb"/>
      <style:text-properties fo:color="#000000" style:font-name="바탕" fo:font-family="바탕" style:font-family-generic="roman" style:font-pitch="variable" style:font-name-asian="바탕1" style:font-family-asian="바탕" style:font-family-generic-asian="system" style:font-pitch-asian="variable" style:font-name-complex="바탕1" style:font-family-complex="바탕" style:font-family-generic-complex="system" style:font-pitch-complex="variable" style:font-size-complex="10pt"/>
    </style:style>
    <style:style style:name="쪽_20_번호" style:display-name="쪽 번호" style:family="paragraph" style:default-outline-level="">
      <style:paragraph-properties fo:line-height="103%" fo:text-align="justify" style:justify-single-word="false" fo:orphans="0" fo:widows="0" style:snap-to-layout-grid="false" style:writing-mode="lr-tb"/>
      <style:text-properties fo:color="#000000" style:font-name="굴림" fo:font-family="굴림" style:font-family-generic="roman" style:font-pitch="variable" style:font-name-asian="굴림1" style:font-family-asian="굴림" style:font-family-generic-asian="system" style:font-pitch-asian="variable" style:font-name-complex="굴림1" style:font-family-complex="굴림" style:font-family-generic-complex="system" style:font-pitch-complex="variable" style:font-size-complex="10pt"/>
    </style:style>
    <style:style style:name="머리말" style:family="paragraph" style:default-outline-level="">
      <style:paragraph-properties fo:text-align="justify" style:justify-single-word="false" fo:orphans="0" fo:widows="0" style:snap-to-layout-grid="false" style:writing-mode="lr-tb"/>
      <style:text-properties fo:color="#000000" style:font-name="굴림" fo:font-family="굴림" style:font-family-generic="roman" style:font-pitch="variable" fo:font-size="9pt" fo:letter-spacing="-0.002cm" style:font-name-asian="굴림1" style:font-family-asian="굴림" style:font-family-generic-asian="system" style:font-pitch-asian="variable" style:font-size-asian="9pt" style:font-name-complex="굴림1" style:font-family-complex="굴림" style:font-family-generic-complex="system" style:font-pitch-complex="variable" style:font-size-complex="9pt" style:text-scale="98%"/>
    </style:style>
    <style:style style:name="Footnote" style:family="paragraph" style:default-outline-level="" style:class="extra">
      <style:paragraph-properties fo:margin-left="0.462cm" fo:margin-right="0cm" fo:text-align="justify" style:justify-single-word="false" fo:orphans="0" fo:widows="0" fo:text-indent="-0.462cm" style:auto-text-indent="false" style:snap-to-layout-grid="false" style:writing-mode="lr-tb"/>
      <style:text-properties fo:color="#000000" style:font-name="바탕" fo:font-family="바탕" style:font-family-generic="roman" style:font-pitch="variable" fo:font-size="9pt" fo:letter-spacing="-0.007cm" style:font-name-asian="바탕1" style:font-family-asian="바탕" style:font-family-generic-asian="system" style:font-pitch-asian="variable" style:font-size-asian="9pt" style:font-name-complex="바탕1" style:font-family-complex="바탕" style:font-family-generic-complex="system" style:font-pitch-complex="variable" style:font-size-complex="9pt" style:text-scale="95%"/>
    </style:style>
    <style:style style:name="본문1" style:family="paragraph" style:default-outline-level="">
      <style:paragraph-properties fo:text-align="justify" style:justify-single-word="false" fo:orphans="0" fo:widows="0" style:snap-to-layout-grid="false" style:writing-mode="lr-tb"/>
      <style:text-properties fo:color="#000000" style:font-name="HY중고딕" fo:font-family="HY중고딕" style:font-family-generic="roman" style:font-pitch="variable" fo:font-size="15pt" style:font-name-asian="HY신명조1" style:font-family-asian="HY신명조" style:font-family-generic-asian="system" style:font-pitch-asian="variable" style:font-size-asian="15pt" style:font-name-complex="HY신명조1" style:font-family-complex="HY신명조" style:font-family-generic-complex="system" style:font-pitch-complex="variable" style:font-size-complex="15pt" style:text-scale="95%"/>
    </style:style>
    <style:style style:name="_28_신명조13_29_" style:display-name="(신명조13)" style:family="paragraph" style:default-outline-level="">
      <style:paragraph-properties fo:line-height="116%" fo:text-align="justify" style:justify-single-word="false" fo:orphans="0" fo:widows="0" style:snap-to-layout-grid="false" style:writing-mode="lr-tb"/>
      <style:text-properties fo:color="#000000" style:font-name="HY신명조" fo:font-family="HY신명조" style:font-family-generic="roman" style:font-pitch="variable" fo:font-size="13pt" style:font-name-asian="HY신명조1" style:font-family-asian="HY신명조" style:font-family-generic-asian="system" style:font-pitch-asian="variable" style:font-size-asian="13pt" style:font-name-complex="HY신명조1" style:font-family-complex="HY신명조" style:font-family-generic-complex="system" style:font-pitch-complex="variable" style:font-size-complex="13pt"/>
    </style:style>
    <style:style style:name="가." style:family="paragraph" style:default-outline-level="">
      <style:paragraph-properties fo:text-align="justify" style:justify-single-word="false" fo:orphans="0" fo:widows="0" style:snap-to-layout-grid="false" style:writing-mode="lr-tb"/>
      <style:text-properties fo:color="#000000" style:font-name="HY중고딕" fo:font-family="HY중고딕" style:font-family-generic="roman" style:font-pitch="variable" fo:font-size="15pt" fo:font-weight="bold" style:font-name-asian="HY신명조1" style:font-family-asian="HY신명조" style:font-family-generic-asian="system" style:font-pitch-asian="variable" style:font-size-asian="15pt" style:font-weight-asian="bold" style:font-name-complex="HY신명조1" style:font-family-complex="HY신명조" style:font-family-generic-complex="system" style:font-pitch-complex="variable" style:font-size-complex="15pt" style:font-weight-complex="bold" style:text-scale="95%"/>
    </style:style>
    <style:style style:name="선그리기" style:family="paragraph" style:default-outline-level="">
      <style:paragraph-properties fo:line-height="103%" fo:text-align="justify" style:justify-single-word="false" fo:orphans="0" fo:widows="0" style:snap-to-layout-grid="false" style:writing-mode="lr-tb"/>
      <style:text-properties fo:color="#000000" style:font-name="산세리프" fo:font-family="산세리프" style:font-family-generic="roman" style:font-pitch="variable" style:font-name-asian="HY신명조1" style:font-family-asian="HY신명조" style:font-family-generic-asian="system" style:font-pitch-asian="variable" style:font-name-complex="HY신명조1" style:font-family-complex="HY신명조" style:font-family-generic-complex="system" style:font-pitch-complex="variable" style:font-size-complex="10pt"/>
    </style:style>
    <style:style style:name="선" style:family="paragraph" style:default-outline-level="">
      <style:paragraph-properties fo:margin-left="1.764cm" fo:margin-right="0cm" fo:margin-top="0.099cm" fo:margin-bottom="0cm" loext:contextual-spacing="false" fo:line-height="103%" fo:text-align="justify" style:justify-single-word="false" fo:orphans="0" fo:widows="0" fo:text-indent="-0.529cm" style:auto-text-indent="false" style:snap-to-layout-grid="false" style:writing-mode="lr-tb"/>
      <style:text-properties fo:color="#000000" style:font-name="굴림" fo:font-family="굴림" style:font-family-generic="roman" style:font-pitch="variable" fo:font-size="11pt" style:font-name-asian="굴림1" style:font-family-asian="굴림" style:font-family-generic-asian="system" style:font-pitch-asian="variable" style:font-size-asian="11pt" style:font-name-complex="굴림1" style:font-family-complex="굴림" style:font-family-generic-complex="system" style:font-pitch-complex="variable"/>
    </style:style>
    <style:style style:name="본문_28_신명조10_29_" style:display-name="본문(신명조10)" style:family="paragraph" style:default-outline-level="">
      <style:paragraph-properties fo:text-align="justify" style:justify-single-word="false" fo:orphans="0" fo:widows="0" style:snap-to-layout-grid="false" style:writing-mode="lr-tb"/>
      <style:text-properties fo:color="#000000" style:font-name="HY중고딕" fo:font-family="HY중고딕" style:font-family-generic="roman" style:font-pitch="variable" fo:font-size="15pt" fo:font-weight="bold" style:font-name-asian="HY중고딕1" style:font-family-asian="HY중고딕" style:font-family-generic-asian="system" style:font-pitch-asian="variable" style:font-size-asian="15pt" style:font-weight-asian="bold" style:font-name-complex="HY중고딕1" style:font-family-complex="HY중고딕" style:font-family-generic-complex="system" style:font-pitch-complex="variable" style:font-size-complex="15pt" style:font-weight-complex="bold"/>
    </style:style>
    <style:style style:name="Default_20_Paragraph_20_Font" style:display-name="Default Paragraph Font" style:family="text"/>
    <style:style style:name="머리글_20_Char" style:display-name="머리글 Char" style:family="text" style:parent-style-name="Default_20_Paragraph_20_Font"/>
    <style:style style:name="바닥글_20_Char" style:display-name="바닥글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space"/>
        </style:list-level-properties>
      </text:list-level-style-number>
      <text:list-level-style-number text:level="7" style:num-suffix="." style:num-format="1" text:display-levels="7">
        <style:list-level-properties text:list-level-position-and-space-mode="label-alignment">
          <style:list-level-label-alignment text:label-followed-by="space"/>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space"/>
        </style:list-level-properties>
        <style:text-properties fo:font-family="'Arial Unicode MS'"/>
      </text:list-level-style-bullet>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쪽_20_번호">
      <style:paragraph-properties fo:text-align="center" style:justify-single-word="false"/>
    </style:style>
    <style:style style:name="MP2" style:family="paragraph" style:parent-style-name="머리말">
      <style:paragraph-properties fo:text-align="end" style:justify-single-word="false"/>
    </style:style>
    <style:page-layout style:name="Mpm1">
      <style:page-layout-properties fo:page-width="21.001cm" fo:page-height="29.7cm" style:num-format="1" style:print-orientation="portrait" fo:margin-top="2.499cm" fo:margin-bottom="0.998cm" fo:margin-left="1.998cm" fo:margin-right="1.998cm" style:writing-mode="lr-tb" style:layout-grid-color="#c0c0c0" style:layout-grid-lines="252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0.998cm" fo:margin-left="1.998cm" fo:margin-right="1.998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master-page style:name="Converted1" style:page-layout-name="Mpm3">
      <style:header>
        <text:p text:style-name="MP2"/>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4</meta:editing-cycles>
    <meta:creation-date>2020-02-01T05:03:00</meta:creation-date>
    <dc:date>2020-02-05T16:26:14.990000000</dc:date>
    <meta:editing-duration>P2DT3H39M11S</meta:editing-duration>
    <meta:generator>Neat_Office/6.2.8.2$Windows_x86 LibreOffice_project/</meta:generator>
    <meta:document-statistic meta:table-count="12" meta:image-count="0" meta:object-count="0" meta:page-count="6" meta:paragraph-count="204" meta:word-count="3447" meta:character-count="4995" meta:non-whitespace-character-count="38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